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Pictures/200000090000F3A50000851FCAD857C0.svm" manifest:media-type=""/>
  <manifest:file-entry manifest:full-path="Pictures/200000090000F2D1000099CBBD846B17.svm" manifest:media-type=""/>
  <manifest:file-entry manifest:full-path="Pictures/2000000700004B97000040A74910BB50.svm" manifest:media-type=""/>
  <manifest:file-entry manifest:full-path="Pictures/2000000700004F1B00004557555371A1.svm" manifest:media-type=""/>
  <manifest:file-entry manifest:full-path="Pictures/2000000700004D590000416F6E0C7201.svm" manifest:media-type=""/>
  <manifest:file-entry manifest:full-path="Pictures/20000007000053CB000034599B9D5086.svm" manifest:media-type="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layout-cache" manifest:media-type="application/binary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76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79" manifest:media-type=""/>
  <manifest:file-entry manifest:full-path="ObjectReplacements/Object 9" manifest:media-type="application/x-openoffice-gdimetafile;windows_formatname=&quot;GDIMetaFile&quot;"/>
  <manifest:file-entry manifest:full-path="ObjectReplacements/Object 82" manifest:media-type="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1" manifest:media-type=""/>
  <manifest:file-entry manifest:full-path="ObjectReplacements/Object 3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0.054cm" style:rel-column-width="38729*"/>
    </style:style>
    <style:style style:name="Tableau2.B" style:family="table-column">
      <style:table-column-properties style:column-width="6.959cm" style:rel-column-width="26806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.163cm" fo:margin-left="0cm" fo:margin-right="-0.162cm" table:align="margins"/>
    </style:style>
    <style:style style:name="Tableau6.A" style:family="table-column">
      <style:table-column-properties style:column-width="8.285cm" style:rel-column-width="31635*"/>
    </style:style>
    <style:style style:name="Tableau6.B" style:family="table-column">
      <style:table-column-properties style:column-width="8.878cm" style:rel-column-width="33900*"/>
    </style:style>
    <style:style style:name="Tableau6.A1" style:family="table-cell">
      <style:table-cell-properties style:vertical-align="middle" fo:padding="0.097cm" fo:border="none"/>
    </style:style>
    <style:style style:name="Tableau6.B1" style:family="table-cell">
      <style:table-cell-properties fo:padding="0.097cm" fo:border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fo:break-before="page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05pt solid #000000"/>
    </style:style>
    <style:style style:name="Tableau3" style:family="table">
      <style:table-properties style:width="17.459cm" fo:margin-left="0cm" fo:margin-right="-0.459cm" table:align="margins"/>
    </style:style>
    <style:style style:name="Tableau3.A" style:family="table-column">
      <style:table-column-properties style:column-width="2.037cm" style:rel-column-width="7647*"/>
    </style:style>
    <style:style style:name="Tableau3.B" style:family="table-column">
      <style:table-column-properties style:column-width="5.708cm" style:rel-column-width="21425*"/>
    </style:style>
    <style:style style:name="Tableau3.C" style:family="table-column">
      <style:table-column-properties style:column-width="9.714cm" style:rel-column-width="3646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fo:break-before="page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7.294cm" style:rel-column-width="28116*"/>
    </style:style>
    <style:style style:name="Tableau9.B" style:family="table-column">
      <style:table-column-properties style:column-width="9.707cm" style:rel-column-width="37419*"/>
    </style:style>
    <style:style style:name="Tableau9.1" style:family="table-row">
      <style:table-row-properties style:min-row-height="1.323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7" style:family="table">
      <style:table-properties style:width="16.531cm" fo:margin-left="-0.053cm" table:align="left" style:writing-mode="lr-tb"/>
    </style:style>
    <style:style style:name="Tableau7.A" style:family="table-column">
      <style:table-column-properties style:column-width="2.755cm"/>
    </style:style>
    <style:style style:name="Tableau7.1" style:family="table-row">
      <style:table-row-properties style:min-row-height="0.453cm" fo:keep-together="auto"/>
    </style:style>
    <style:style style:name="Tableau7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style:vertical-align="bottom" fo:padding="0.097cm" fo:border="0.05pt solid #000000"/>
    </style:style>
    <style:style style:name="Tableau7.2" style:family="table-row">
      <style:table-row-properties style:row-height="0.45cm" fo:keep-together="auto"/>
    </style:style>
    <style:style style:name="Tableau7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39cm" fo:margin-left="0cm" fo:margin-right="-0.039cm" table:align="margins" style:writing-mode="lr-tb"/>
    </style:style>
    <style:style style:name="Tableau5.A" style:family="table-column">
      <style:table-column-properties style:column-width="5.68cm" style:rel-column-width="21845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top" fo:padding="0.097cm" fo:border="0.5pt solid #000000" style:writing-mode="lr-tb"/>
    </style:style>
    <style:style style:name="Tableau5.A2" style:family="table-cell">
      <style:table-cell-properties style:vertical-align="top"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5.C2" style:family="table-cell">
      <style:table-cell-properties style:vertical-align="top" fo:background-color="#ffffff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paragraph-rsid="0016cd93"/>
    </style:style>
    <style:style style:name="P4" style:family="paragraph" style:parent-style-name="Standard">
      <style:text-properties style:font-name="Times"/>
    </style:style>
    <style:style style:name="P5" style:family="paragraph" style:parent-style-name="Standard">
      <style:text-properties style:font-name="Times"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Times" style:text-underline-style="none" officeooo:paragraph-rsid="0016cd93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none" fo:font-weight="normal" officeooo:paragraph-rsid="0018bb0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none" fo:font-weight="normal" officeooo:paragraph-rsid="0018bb0e" style:font-weight-asian="normal" style:font-weight-complex="normal"/>
    </style:style>
    <style:style style:name="P9" style:family="paragraph" style:parent-style-name="Standard">
      <style:text-properties style:font-name="Times" style:text-underline-style="none" officeooo:paragraph-rsid="00146b48"/>
    </style:style>
    <style:style style:name="P10" style:family="paragraph" style:parent-style-name="Standard">
      <style:text-properties style:font-name="Times" style:text-underline-style="none" officeooo:paragraph-rsid="00192a1f"/>
    </style:style>
    <style:style style:name="P11" style:family="paragraph" style:parent-style-name="Standard">
      <style:paragraph-properties fo:text-align="start" style:justify-single-word="false"/>
      <style:text-properties style:font-name="Times" fo:font-size="11pt" officeooo:paragraph-rsid="0011b502" style:font-size-asian="11pt" style:font-size-complex="11pt"/>
    </style:style>
    <style:style style:name="P12" style:family="paragraph" style:parent-style-name="Standard">
      <style:text-properties style:font-name="Times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" fo:font-size="11pt" style:text-underline-style="none" fo:font-weight="normal" officeooo:paragraph-rsid="0018bb0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" fo:font-size="11pt" fo:font-style="normal" style:text-underline-style="solid" style:text-underline-width="auto" style:text-underline-color="font-color" fo:font-weight="bold" officeooo:rsid="0045d203" officeooo:paragraph-rsid="0016cd93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imes" fo:font-size="11pt" fo:font-style="normal" style:text-underline-style="none" fo:font-weight="normal" officeooo:rsid="0045d203" officeooo:paragraph-rsid="00192a1f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officeooo:rsid="0045d203" officeooo:paragraph-rsid="00158ff8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officeooo:rsid="0045d203" officeooo:paragraph-rsid="00192a1f" style:font-weight-asian="bold" style:font-weight-complex="bold"/>
    </style:style>
    <style:style style:name="P21" style:family="paragraph" style:parent-style-name="Standard">
      <style:text-properties style:font-name="Times" fo:font-style="italic" style:text-underline-style="none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font-name="Times" officeooo:paragraph-rsid="0016cd93"/>
    </style:style>
    <style:style style:name="P23" style:family="paragraph" style:parent-style-name="Standard">
      <style:text-properties style:font-name="Times" officeooo:paragraph-rsid="00192a1f"/>
    </style:style>
    <style:style style:name="P24" style:family="paragraph" style:parent-style-name="Standard">
      <style:paragraph-properties fo:text-align="start" style:justify-single-word="false"/>
      <style:text-properties officeooo:paragraph-rsid="0016cd93"/>
    </style:style>
    <style:style style:name="P25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6cd93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6cd93"/>
    </style:style>
    <style:style style:name="P29" style:family="paragraph" style:parent-style-name="Standard">
      <style:text-properties officeooo:paragraph-rsid="0016cd93"/>
    </style:style>
    <style:style style:name="P30" style:family="paragraph" style:parent-style-name="Standard">
      <style:paragraph-properties fo:text-align="center" style:justify-single-word="false" style:text-autospace="none"/>
      <style:text-properties fo:font-size="8pt" officeooo:paragraph-rsid="00192a1f" style:font-size-asian="8pt" style:font-size-complex="8pt"/>
    </style:style>
    <style:style style:name="P31" style:family="paragraph" style:parent-style-name="Standard">
      <style:paragraph-properties fo:text-align="center" style:justify-single-word="false" style:text-autospace="none"/>
      <style:text-properties fo:color="#ff0000" fo:font-size="10pt" officeooo:paragraph-rsid="00192a1f" style:font-size-asian="10pt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fo:color="#ff0000" fo:font-size="8pt" fo:font-weight="bold" officeooo:paragraph-rsid="00192a1f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ff0000" fo:font-size="8pt" officeooo:paragraph-rsid="00192a1f" style:font-size-asian="8pt" style:font-size-complex="8pt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8000" fo:font-size="8pt" officeooo:paragraph-rsid="00192a1f" style:font-size-asian="8pt" style:font-size-complex="8pt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8000" fo:font-size="8pt" fo:font-weight="bold" officeooo:paragraph-rsid="00192a1f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8000" fo:font-size="10pt" officeooo:paragraph-rsid="00192a1f" style:font-size-asian="10pt" style:font-size-complex="10pt"/>
    </style:style>
    <style:style style:name="P3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16cd93"/>
    </style:style>
    <style:style style:name="P40" style:family="paragraph" style:parent-style-name="Table_20_Contents">
      <style:paragraph-properties fo:text-align="center" style:justify-single-word="false"/>
      <style:text-properties style:font-name="Times" officeooo:paragraph-rsid="0011b502"/>
    </style:style>
    <style:style style:name="P41" style:family="paragraph" style:parent-style-name="Table_20_Contents">
      <style:paragraph-properties fo:text-align="start" style:justify-single-word="false"/>
      <style:text-properties style:font-name="Times"/>
    </style:style>
    <style:style style:name="P42" style:family="paragraph" style:parent-style-name="Table_20_Contents">
      <style:paragraph-properties fo:text-align="start" style:justify-single-word="false"/>
      <style:text-properties style:font-name="Times" officeooo:paragraph-rsid="0018bb0e"/>
    </style:style>
    <style:style style:name="P43" style:family="paragraph" style:parent-style-name="Table_20_Contents">
      <style:paragraph-properties fo:text-align="start" style:justify-single-word="false"/>
      <style:text-properties style:font-name="Times" fo:font-size="11pt" officeooo:paragraph-rsid="0011b502" style:font-size-asian="11pt" style:font-size-complex="11pt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Times" fo:font-size="11pt" officeooo:paragraph-rsid="0011b50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Times" fo:font-size="14pt" officeooo:paragraph-rsid="0011b502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" fo:font-size="13pt" style:text-underline-style="solid" style:text-underline-width="auto" style:text-underline-color="font-color" fo:font-weight="bold" officeooo:paragraph-rsid="0018bb0e" style:font-size-asian="13pt" style:font-weight-asian="bold" style:font-size-complex="13pt" style:font-weight-complex="bold"/>
    </style:style>
    <style:style style:name="P48" style:family="paragraph" style:parent-style-name="Table_20_Contents">
      <style:text-properties style:font-name="Times" officeooo:paragraph-rsid="0011b502"/>
    </style:style>
    <style:style style:name="P49" style:family="paragraph" style:parent-style-name="Table_20_Contents">
      <style:paragraph-properties fo:text-align="start" style:justify-single-word="false"/>
      <style:text-properties style:font-name="Times" fo:font-style="normal" style:text-underline-style="none" officeooo:rsid="0045d203" officeooo:paragraph-rsid="0016cd93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2" style:family="paragraph" style:parent-style-name="Standard">
      <style:paragraph-properties fo:break-before="page"/>
      <style:text-properties style:text-underline-style="none" officeooo:paragraph-rsid="0016cd93"/>
    </style:style>
    <style:style style:name="P53" style:family="paragraph" style:parent-style-name="Heading">
      <style:paragraph-properties fo:text-align="center" style:justify-single-word="false" fo:break-before="page"/>
      <style:text-properties style:font-name="Times New Roman" fo:font-size="18pt" fo:font-weight="bold" officeooo:rsid="0016a52d" officeooo:paragraph-rsid="00104886" style:font-name-asian="Arial Unicode MS" style:font-size-asian="18pt" style:font-weight-asian="bold" style:font-name-complex="Tahoma" style:font-size-complex="18pt" style:font-weight-complex="bold"/>
    </style:style>
    <style:style style:name="P54" style:family="paragraph" style:parent-style-name="Heading">
      <style:paragraph-properties fo:text-align="center" style:justify-single-word="false" fo:break-before="page"/>
      <style:text-properties style:font-name="Times New Roman" fo:font-size="18pt" fo:font-weight="bold" officeooo:rsid="0016a52d" officeooo:paragraph-rsid="0016cd93" style:font-name-asian="Arial Unicode MS" style:font-size-asian="18pt" style:font-weight-asian="bold" style:font-name-complex="Tahoma" style:font-size-complex="18pt" style:font-weight-complex="bold"/>
    </style:style>
    <style:style style:name="P55" style:family="paragraph" style:parent-style-name="Heading">
      <style:paragraph-properties fo:text-align="center" style:justify-single-word="false" fo:break-before="page"/>
      <style:text-properties style:font-name="Times New Roman" fo:font-size="18pt" fo:font-weight="bold" officeooo:rsid="0016a52d" officeooo:paragraph-rsid="00192a1f" style:font-name-asian="Arial Unicode MS" style:font-size-asian="18pt" style:font-weight-asian="bold" style:font-name-complex="Tahoma" style:font-size-complex="18pt" style:font-weight-complex="bold"/>
    </style:style>
    <style:style style:name="P56" style:family="paragraph" style:parent-style-name="Table_20_Contents">
      <style:paragraph-properties fo:text-align="start" style:justify-single-word="false" fo:break-before="page"/>
      <style:text-properties style:font-name="Times" fo:font-size="13pt" style:text-underline-style="solid" style:text-underline-width="auto" style:text-underline-color="font-color" fo:font-weight="bold" officeooo:paragraph-rsid="00192a1f" style:font-size-asian="13pt" style:font-weight-asian="bold" style:font-size-complex="13pt" style:font-weight-complex="bold"/>
    </style:style>
    <style:style style:name="P57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58" style:family="paragraph" style:parent-style-name="Table">
      <style:text-properties fo:font-size="10pt" style:font-size-asian="10pt" style:font-size-complex="10pt"/>
    </style:style>
    <style:style style:name="P59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60" style:family="paragraph" style:parent-style-name="Table">
      <style:text-properties fo:font-size="10pt" fo:font-style="italic" style:font-size-asian="10pt" style:font-style-asian="italic" style:font-size-complex="10pt"/>
    </style:style>
    <style:style style:name="P61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62" style:family="paragraph" style:parent-style-name="Table">
      <style:paragraph-properties fo:margin-left="0.448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P63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64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65" style:family="paragraph" style:parent-style-name="Standard">
      <style:paragraph-properties fo:background-color="#e6e6e6">
        <style:background-image/>
      </style:paragraph-properties>
      <style:text-properties style:font-name="Times" style:text-underline-style="none"/>
    </style:style>
    <style:style style:name="P6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" style:text-underline-style="none"/>
    </style:style>
    <style:style style:name="P6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"/>
    </style:style>
    <style:style style:name="P68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1">
      <style:text-properties style:font-name="Times" style:text-underline-style="none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Times" style:text-underline-style="none" officeooo:paragraph-rsid="0016cd93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Times" style:text-underline-style="none" fo:font-weight="normal" officeooo:paragraph-rsid="0018bb0e" style:font-weight-asian="normal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style:font-name="Times" style:text-underline-style="none" fo:font-weight="normal" officeooo:paragraph-rsid="0018bb0e" style:font-weight-asian="normal" style:font-weight-complex="normal"/>
    </style:style>
    <style:style style:name="P73" style:family="paragraph" style:parent-style-name="Standard" style:list-style-name="L7">
      <style:paragraph-properties fo:text-align="start" style:justify-single-word="false"/>
      <style:text-properties style:font-name="Times" style:text-underline-style="none" fo:font-weight="normal" officeooo:paragraph-rsid="0018bb0e" style:font-weight-asian="normal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style:font-name="Times" officeooo:paragraph-rsid="0016cd93"/>
    </style:style>
    <style:style style:name="P75" style:family="paragraph" style:parent-style-name="Standard">
      <style:text-properties style:font-name="Times" style:text-underline-style="solid" style:text-underline-width="auto" style:text-underline-color="font-color" fo:font-weight="bold" officeooo:paragraph-rsid="00192a1f" style:font-weight-asian="bold" style:font-weight-complex="bold"/>
    </style:style>
    <style:style style:name="P76" style:family="paragraph" style:parent-style-name="Standard" style:list-style-name="L3">
      <style:paragraph-properties fo:text-align="start" style:justify-single-word="false"/>
      <style:text-properties officeooo:paragraph-rsid="0016cd93"/>
    </style:style>
    <style:style style:name="P77" style:family="paragraph" style:parent-style-name="Standard" style:list-style-name="L4">
      <style:paragraph-properties fo:text-align="start" style:justify-single-word="false"/>
      <style:text-properties officeooo:paragraph-rsid="0016cd93"/>
    </style:style>
    <style:style style:name="P78" style:family="paragraph" style:parent-style-name="Standard" style:list-style-name="L5">
      <style:paragraph-properties fo:text-align="start" style:justify-single-word="false"/>
      <style:text-properties officeooo:paragraph-rsid="0018bb0e"/>
    </style:style>
    <style:style style:name="P79" style:family="paragraph" style:parent-style-name="Standard" style:list-style-name="L8"/>
    <style:style style:name="P80" style:family="paragraph" style:parent-style-name="Standard">
      <style:paragraph-properties fo:text-align="justify" style:justify-single-word="false"/>
      <style:text-properties officeooo:paragraph-rsid="0011b502"/>
    </style:style>
    <style:style style:name="P81" style:family="paragraph" style:parent-style-name="Table_20_Contents" style:list-style-name="L2">
      <style:paragraph-properties fo:text-align="start" style:justify-single-word="false"/>
      <style:text-properties style:font-name="Times" style:text-underline-style="none" officeooo:paragraph-rsid="0016cd93"/>
    </style:style>
    <style:style style:name="P82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style:font-name="Times"/>
    </style:style>
    <style:style style:name="T2" style:family="text">
      <style:text-properties style:font-name="Times" style:text-underline-style="solid" style:text-underline-width="auto" style:text-underline-color="font-color"/>
    </style:style>
    <style:style style:name="T3" style:family="text">
      <style:text-properties style:font-name="Times" fo:font-weight="bold" style:font-weight-asian="bold" style:font-weight-complex="bold"/>
    </style:style>
    <style:style style:name="T4" style:family="text">
      <style:text-properties style:font-name="Times" style:text-underline-style="none"/>
    </style:style>
    <style:style style:name="T5" style:family="text"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style:font-name="Times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style:text-position="super 58%"/>
    </style:style>
    <style:style style:name="T12" style:family="text">
      <style:text-properties fo:font-style="normal" officeooo:rsid="00466007" style:font-style-asian="normal" style:font-style-complex="normal"/>
    </style:style>
    <style:style style:name="T13" style:family="text">
      <style:text-properties fo:font-style="normal" officeooo:rsid="00104886" style:font-style-asian="normal" style:font-style-complex="normal"/>
    </style:style>
    <style:style style:name="T14" style:family="text">
      <style:text-properties fo:font-style="normal" officeooo:rsid="00146b48" style:font-style-asian="normal" style:font-style-complex="normal"/>
    </style:style>
    <style:style style:name="T15" style:family="text">
      <style:text-properties fo:font-style="normal" officeooo:rsid="0016cd93" style:font-style-asian="normal" style:font-style-complex="normal"/>
    </style:style>
    <style:style style:name="T16" style:family="text">
      <style:text-properties fo:font-style="normal" officeooo:rsid="00192a1f" style:font-style-asian="normal" style:font-style-complex="normal"/>
    </style:style>
    <style:style style:name="T17" style:family="text">
      <style:text-properties officeooo:rsid="0013d752"/>
    </style:style>
    <style:style style:name="T18" style:family="text">
      <style:text-properties officeooo:rsid="0019f753"/>
    </style:style>
    <style:style style:name="T19" style:family="text">
      <style:text-properties style:font-name="OpenSymbo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6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7">Chapitre 6</text:p>
            <text:p text:style-name="P51">Trigonométrie</text:p>
          </table:table-cell>
        </table:table-row>
      </table:table>
      <text:h text:style-name="P82" text:outline-level="1">Relations trigonométriques</text:h>
      <text:p text:style-name="P2"><text:span text:style-name="T1">Le </text:span><text:span text:style-name="T3">cosinus</text:span><text:span text:style-name="T1">, le </text:span><text:span text:style-name="T3">sinus</text:span><text:span text:style-name="T1"> et la </text:span><text:span text:style-name="T3">tangente</text:span><text:span text:style-name="T1"> sont des outils qui permettent de calculer des </text:span><text:span text:style-name="T6">longueurs</text:span><text:span text:style-name="T1"> de segments et des </text:span><text:span text:style-name="T6">mesures d'angles</text:span><text:span text:style-name="T1"> dans des </text:span><text:span text:style-name="T3">triangles rectangles.</text:span></text:p>
      <text:p text:style-name="P5"/>
      <text:p text:style-name="P68">Définition :</text:p>
      <text:p text:style-name="P63"><text:span text:style-name="T1">Dans un </text:span><text:span text:style-name="T3">triangle rectangle :</text:span></text:p>
      <text:p text:style-name="P65"/>
      <text:p text:style-name="P65">Le <text:span text:style-name="T7">cosinus</text:span> d'un angle aigu est égal au rapport :</text:p>
      <text:p text:style-name="P66"><draw:frame draw:style-name="fr5" draw:name="Objet1" text:anchor-type="as-char" svg:width="6.523cm" svg:height="0.9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8">Définition :</text:p>
      <text:p text:style-name="P63"><text:span text:style-name="T1">Dans un </text:span><text:span text:style-name="T3">triangle rectangle :</text:span></text:p>
      <text:p text:style-name="P65"/>
      <text:p text:style-name="P65">Le <text:span text:style-name="T7">sinus</text:span> d'un angle aigu est égal au rapport :</text:p>
      <text:p text:style-name="P66"><draw:frame draw:style-name="fr5" draw:name="Objet2" text:anchor-type="as-char" svg:width="6.255cm" svg:height="0.993cm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4605383962726702639" text:style-name="L1">
        <text:list-header>
          <text:p text:style-name="P69"/>
        </text:list-header>
      </text:list>
      <text:p text:style-name="P68">Définition :</text:p>
      <text:p text:style-name="P63"><text:span text:style-name="T1">Dans un </text:span><text:span text:style-name="T3">triangle rectangle :</text:span></text:p>
      <text:p text:style-name="P65"/>
      <text:p text:style-name="P65">La <text:span text:style-name="T7">tangente</text:span> d'un angle aigu est égal au rapport :</text:p>
      <text:p text:style-name="P66"><draw:frame draw:style-name="fr5" draw:name="Objet3" text:anchor-type="as-char" svg:width="6.264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Ces trois rapports ne dépendent que de la mesure de l'angle considéré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D:\MES DOCUMENTS\PROF\3EME\COURS\CHAP6-TRIGONOMéTRIE\RELATIONS.GGB" text:anchor-type="paragraph" svg:width="9.86cm" svg:height="6.16cm" draw:z-index="3"><draw:image xlink:href="Pictures/20000007000053CB000034599B9D5086.svm" xlink:type="simple" xlink:show="embed" xlink:actuate="onLoad"/></draw:frame></text:p>
          </table:table-cell>
          <table:table-cell table:style-name="Tableau2.A1" office:value-type="string">
            <text:p text:style-name="P38"/>
            <text:p text:style-name="P38"/>
            <text:p text:style-name="P38"><draw:frame draw:style-name="fr6" draw:name="Objet4" text:anchor-type="as-char" svg:y="-0.677cm" svg:width="2.746cm" svg:height="0.998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38"/>
            <text:p text:style-name="P38"><draw:frame draw:style-name="fr5" draw:name="Objet5" text:anchor-type="as-char" svg:width="2.693cm" svg:height="0.99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text:p text:style-name="P38"/>
            <text:p text:style-name="P38"><draw:frame draw:style-name="fr5" draw:name="Objet6" text:anchor-type="as-char" svg:width="2.734cm" svg:height="0.99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h text:style-name="P82" text:outline-level="1"><text:soft-page-break/>Formules trigonométriques</text:h>
      <text:p text:style-name="P68">Propriétés :</text:p>
      <text:p text:style-name="P64">Dans un triangle rectangle, quelle que soit la mesure d'un angle aigu <text:span text:style-name="T19"></text:span>, on a<text:span text:style-name="T18"> :</text:span></text:p>
      <text:p text:style-name="P64"/>
      <text:p text:style-name="P67"><draw:frame draw:style-name="fr5" draw:name="Objet8" text:anchor-type="as-char" svg:width="3.099cm" svg:height="0.531cm" draw:z-index="7"><draw:object xlink:href="./Object 8" xlink:type="simple" xlink:show="embed" xlink:actuate="onLoad"/><draw:image xlink:href="./ObjectReplacements/Object 8" xlink:type="simple" xlink:show="embed" xlink:actuate="onLoad"/></draw:frame> <text:tab/><text:tab/>et<text:tab/><text:tab/> <draw:frame draw:style-name="fr5" draw:name="Objet7" text:anchor-type="as-char" svg:width="2.385cm" svg:height="1.007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7"/>
      <text:p text:style-name="P21">Démonstrations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rows-spanned="2" office:value-type="string">
            <text:p text:style-name="Table_20_Contents"><draw:frame draw:style-name="fr2" draw:name="images1" text:anchor-type="paragraph" svg:x="0cm" svg:y="1.549cm" svg:width="8.089cm" svg:height="5.052cm" draw:z-index="8"><draw:image xlink:href="Pictures/20000007000053CB000034599B9D5086.svm" xlink:type="simple" xlink:show="embed" xlink:actuate="onLoad"/></draw:frame></text:p>
          </table:table-cell>
          <table:table-cell table:style-name="Tableau6.B1" office:value-type="string">
            <text:p text:style-name="P50"><draw:frame draw:style-name="fr6" draw:name="Objet50" text:anchor-type="as-char" svg:y="-0.677cm" svg:width="2.746cm" svg:height="0.998cm" draw:z-index="10"><draw:object xlink:href="./Object 50" xlink:type="simple" xlink:show="embed" xlink:actuate="onLoad"/><draw:image xlink:href="./ObjectReplacements/Object 50" xlink:type="simple" xlink:show="embed" xlink:actuate="onLoad"/></draw:frame><text:tab/>;<text:tab/><draw:frame draw:style-name="fr5" draw:name="Objet51" text:anchor-type="as-char" svg:width="2.693cm" svg:height="0.998cm" draw:z-index="11"><draw:object xlink:href="./Object 51" xlink:type="simple" xlink:show="embed" xlink:actuate="onLoad"/><draw:image xlink:href="./ObjectReplacements/Object 51" xlink:type="simple" xlink:show="embed" xlink:actuate="onLoad"/></draw:frame></text:p>
            <text:p text:style-name="P50">et d'après le théorème de Pythagore :</text:p>
            <text:p text:style-name="P50"><draw:frame draw:style-name="fr5" draw:name="Objet52" text:anchor-type="as-char" svg:width="3.112cm" svg:height="0.527cm" draw:z-index="12"><draw:object xlink:href="./Object 52" xlink:type="simple" xlink:show="embed" xlink:actuate="onLoad"/><draw:image xlink:href="./ObjectReplacements/Object 52" xlink:type="simple" xlink:show="embed" xlink:actuate="onLoad"/></draw:frame></text:p>
            <text:p text:style-name="P50"><draw:frame draw:style-name="fr5" draw:name="Objet53" text:anchor-type="as-char" svg:width="3.851cm" svg:height="1.118cm" draw:z-index="13"><draw:object xlink:href="./Object 53" xlink:type="simple" xlink:show="embed" xlink:actuate="onLoad"/><draw:image xlink:href="./ObjectReplacements/Object 53" xlink:type="simple" xlink:show="embed" xlink:actuate="onLoad"/></draw:frame></text:p>
            <text:p text:style-name="P50"><draw:frame draw:style-name="fr5" draw:name="Objet54" text:anchor-type="as-char" svg:width="2.789cm" svg:height="1.118cm" draw:z-index="14"><draw:object xlink:href="./Object 54" xlink:type="simple" xlink:show="embed" xlink:actuate="onLoad"/><draw:image xlink:href="./ObjectReplacements/Object 54" xlink:type="simple" xlink:show="embed" xlink:actuate="onLoad"/></draw:frame></text:p>
            <text:p text:style-name="P50"><draw:frame draw:style-name="fr7" draw:name="Objet49" text:anchor-type="as-char" svg:width="4.323cm" svg:height="0.527cm" draw:z-index="15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50"/>
          </table:table-cell>
        </table:table-row>
        <table:table-row>
          <table:covered-table-cell/>
          <table:table-cell table:style-name="Tableau6.B2" office:value-type="string">
            <text:p text:style-name="P50"><draw:frame draw:style-name="fr6" draw:name="Objet37" text:anchor-type="as-char" svg:y="-0.677cm" svg:width="2.746cm" svg:height="0.998cm" draw:z-index="21"><draw:object xlink:href="./Object 37" xlink:type="simple" xlink:show="embed" xlink:actuate="onLoad"/><draw:image xlink:href="./ObjectReplacements/Object 37" xlink:type="simple" xlink:show="embed" xlink:actuate="onLoad"/><svg:desc>formule</svg:desc></draw:frame><text:tab/>;<text:tab/><draw:frame draw:style-name="fr6" draw:name="Objet38" text:anchor-type="as-char" svg:y="-0.677cm" svg:width="3.56cm" svg:height="0.522cm" draw:z-index="2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<text:p text:style-name="P50"><draw:frame draw:style-name="fr5" draw:name="Objet39" text:anchor-type="as-char" svg:width="2.693cm" svg:height="0.998cm" draw:z-index="23"><draw:object xlink:href="./Object 39" xlink:type="simple" xlink:show="embed" xlink:actuate="onLoad"/><draw:image xlink:href="./ObjectReplacements/Object 39" xlink:type="simple" xlink:show="embed" xlink:actuate="onLoad"/><svg:desc>formule</svg:desc></draw:frame><text:tab/>;<text:tab/><draw:frame draw:style-name="fr5" draw:name="Objet48" text:anchor-type="as-char" svg:width="3.544cm" svg:height="0.522cm" draw:z-index="24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<text:p text:style-name="P41"><draw:frame draw:style-name="fr7" draw:name="Objet57" text:anchor-type="as-char" svg:width="7.569cm" svg:height="1.108cm" draw:z-index="25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</table:table-row>
      </table:table>
      <text:p text:style-name="P4"/>
      <text:p text:style-name="P17"/>
      <text:p text:style-name="P18"/>
      <text:p text:style-name="P12"/>
      <text:p text:style-name="P13"/>
      <text:p text:style-name="P13"><text:a xlink:type="simple" xlink:href="../Encadrement%20Pi.ggb"/></text:p>
      <text:p text:style-name="P9"/>
      <text:p text:style-name="P19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53"><text:span text:style-name="T12">Annexe </text:span><text:span text:style-name="T15">1</text:span><text:span text:style-name="T12"> : </text:span><text:span text:style-name="T13">Valeurs remarquables</text:span></text:p>
          </table:table-cell>
        </table:table-row>
      </table:table>
      <text:p text:style-name="P80"><text:span text:style-name="T1">Il existe quelques angles pour lesquels on peut déterminer des valeurs exactes du cosinus, du sinus et donc de la tangente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0">angle</text:p>
          </table:table-cell>
          <table:table-cell table:style-name="Tableau3.A1" office:value-type="string">
            <text:p text:style-name="P40">figure </text:p>
          </table:table-cell>
          <table:table-cell table:style-name="Tableau3.C1" office:value-type="string">
            <text:p text:style-name="P40">démonstration</text:p>
          </table:table-cell>
        </table:table-row>
        <table:table-row>
          <table:table-cell table:style-name="Tableau3.A2" office:value-type="string">
            <text:p text:style-name="P45">60°</text:p>
          </table:table-cell>
          <table:table-cell table:style-name="Tableau3.A2" office:value-type="string">
            <text:p text:style-name="P48"><draw:frame draw:style-name="fr2" draw:name="D:\MES DOCUMENTS\PROF\3EME\COURS\CHAP6-TRIGONOMéTRIE\60°.GGB" text:anchor-type="paragraph" svg:x="0.136cm" svg:y="0.923cm" svg:width="5.242cm" svg:height="4.434cm" draw:z-index="19"><draw:image xlink:href="Pictures/2000000700004D590000416F6E0C7201.svm" xlink:type="simple" xlink:show="embed" xlink:actuate="onLoad"/></draw:frame></text:p>
          </table:table-cell>
          <table:table-cell table:style-name="Tableau3.C4" office:value-type="string">
            <text:p text:style-name="P43"><draw:frame draw:style-name="fr5" draw:name="Objet40" text:anchor-type="as-char" svg:width="5.756cm" svg:height="0.914cm" draw:z-index="27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<text:p text:style-name="P43">donc<text:tab/><text:tab/> <draw:frame draw:style-name="fr7" draw:name="Objet43" text:anchor-type="as-char" svg:width="3.651cm" svg:height="1.404cm" draw:z-index="28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<text:p text:style-name="P43">D'après le théorème de Pythagore :</text:p>
            <text:p text:style-name="P43"><draw:frame draw:style-name="fr5" draw:name="Objet44" text:anchor-type="as-char" svg:width="2.928cm" svg:height="0.483cm" draw:z-index="29"><draw:object xlink:href="./Object 24" xlink:type="simple" xlink:show="embed" xlink:actuate="onLoad"/><draw:image xlink:href="./ObjectReplacements/Object 24" xlink:type="simple" xlink:show="embed" xlink:actuate="onLoad"/><svg:desc>formule</svg:desc></draw:frame><text:tab/>;<text:tab/><draw:frame draw:style-name="fr5" draw:name="Objet45" text:anchor-type="as-char" svg:width="2.314cm" svg:height="0.974cm" draw:z-index="30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<text:p text:style-name="P43"><draw:frame draw:style-name="fr5" draw:name="Objet46" text:anchor-type="as-char" svg:width="3.29cm" svg:height="0.977cm" draw:z-index="31"><draw:object xlink:href="./Object 26" xlink:type="simple" xlink:show="embed" xlink:actuate="onLoad"/><draw:image xlink:href="./ObjectReplacements/Object 26" xlink:type="simple" xlink:show="embed" xlink:actuate="onLoad"/><svg:desc>formule</svg:desc></draw:frame><text:tab/>;<text:tab/><draw:frame draw:style-name="fr5" draw:name="Objet47" text:anchor-type="as-char" svg:width="1.884cm" svg:height="0.956cm" draw:z-index="3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<text:p text:style-name="P43">donc </text:p>
            <text:p text:style-name="P44"><draw:frame draw:style-name="fr7" draw:name="Objet41" text:anchor-type="as-char" svg:width="4.33cm" svg:height="1.438cm" draw:z-index="33"><draw:object xlink:href="./Object 28" xlink:type="simple" xlink:show="embed" xlink:actuate="onLoad"/><draw:image xlink:href="./ObjectReplacements/Object 28" xlink:type="simple" xlink:show="embed" xlink:actuate="onLoad"/><svg:desc>formule</svg:desc></draw:frame> et <draw:frame draw:style-name="fr7" draw:name="Objet42" text:anchor-type="as-char" svg:width="4.604cm" svg:height="1.438cm" draw:z-index="34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</table:table-row>
        <table:table-row>
          <table:table-cell table:style-name="Tableau3.A2" office:value-type="string">
            <text:p text:style-name="P45">30°</text:p>
          </table:table-cell>
          <table:table-cell table:style-name="Tableau3.A2" office:value-type="string">
            <text:p text:style-name="P48"><draw:frame draw:style-name="fr2" draw:name="D:\MES DOCUMENTS\PROF\3EME\COURS\CHAP6-TRIGONOMéTRIE\30°.GGB" text:anchor-type="paragraph" svg:x="0.026cm" svg:y="1.323cm" svg:width="5.461cm" svg:height="4.787cm" draw:z-index="17"><draw:image xlink:href="Pictures/2000000700004F1B00004557555371A1.svm" xlink:type="simple" xlink:show="embed" xlink:actuate="onLoad"/></draw:frame></text:p>
          </table:table-cell>
          <table:table-cell table:style-name="Tableau3.C4" office:value-type="string">
            <text:p text:style-name="P11"><draw:frame draw:style-name="fr5" draw:name="Objet24" text:anchor-type="as-char" svg:width="5.75cm" svg:height="0.914cm" draw:z-index="35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<text:p text:style-name="P43">donc<text:tab/><text:tab/> <draw:frame draw:style-name="fr7" draw:name="Objet11" text:anchor-type="as-char" svg:width="3.577cm" svg:height="1.402cm" draw:z-index="36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<text:p text:style-name="P43"/>
            <text:p text:style-name="P43">D'après le théorème de Pythagore :</text:p>
            <text:p text:style-name="P43"><draw:frame draw:style-name="fr5" draw:name="Objet12" text:anchor-type="as-char" svg:width="2.928cm" svg:height="0.483cm" draw:z-index="37"><draw:object xlink:href="./Object 34" xlink:type="simple" xlink:show="embed" xlink:actuate="onLoad"/><draw:image xlink:href="./ObjectReplacements/Object 34" xlink:type="simple" xlink:show="embed" xlink:actuate="onLoad"/><svg:desc>formule</svg:desc></draw:frame><text:tab/>;<text:tab/><draw:frame draw:style-name="fr5" draw:name="Objet13" text:anchor-type="as-char" svg:width="2.314cm" svg:height="0.974cm" draw:z-index="38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<text:p text:style-name="P43"><draw:frame draw:style-name="fr5" draw:name="Objet14" text:anchor-type="as-char" svg:width="3.284cm" svg:height="0.975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<text:tab/>;<text:tab/><draw:frame draw:style-name="fr5" draw:name="Objet15" text:anchor-type="as-char" svg:width="1.879cm" svg:height="0.954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text:p text:style-name="P43">donc </text:p>
            <text:p text:style-name="P43"><draw:frame draw:style-name="fr7" draw:name="Objet9" text:anchor-type="as-char" svg:width="4.39cm" svg:height="1.438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 et<draw:frame draw:style-name="fr7" draw:name="Objet10" text:anchor-type="as-char" svg:width="4.683cm" svg:height="1.924cm" draw:z-index="42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</table:table-row>
        <table:table-row>
          <table:table-cell table:style-name="Tableau3.A2" office:value-type="string">
            <text:p text:style-name="P45">45°</text:p>
          </table:table-cell>
          <table:table-cell table:style-name="Tableau3.A2" office:value-type="string">
            <text:p text:style-name="P48"><draw:frame draw:style-name="fr2" draw:name="D:\MES DOCUMENTS\PROF\3EME\COURS\CHAP6-TRIGONOMéTRIE\45°.GGB" text:anchor-type="paragraph" svg:x="0cm" svg:y="0.54cm" svg:width="5.516cm" svg:height="4.718cm" draw:z-index="18"><draw:image xlink:href="Pictures/2000000700004B97000040A74910BB50.svm" xlink:type="simple" xlink:show="embed" xlink:actuate="onLoad"/></draw:frame></text:p>
          </table:table-cell>
          <table:table-cell table:style-name="Tableau3.C4" office:value-type="string">
            <text:p text:style-name="P43"><draw:frame draw:style-name="fr5" draw:name="Objet16" text:anchor-type="as-char" svg:width="5.602cm" svg:height="0.474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<text:p text:style-name="P43">D'après le théorème de Pythagore :</text:p>
            <text:p text:style-name="P43"><draw:frame draw:style-name="fr5" draw:name="Objet18" text:anchor-type="as-char" svg:width="2.842cm" svg:height="0.483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<text:tab/>;<text:tab/><draw:frame draw:style-name="fr5" draw:name="Objet19" text:anchor-type="as-char" svg:width="2.041cm" svg:height="0.487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<text:p text:style-name="P43"><draw:frame draw:style-name="fr5" draw:name="Objet20" text:anchor-type="as-char" svg:width="1.589cm" svg:height="0.974cm" draw:z-index="46"><draw:object xlink:href="./Object 47" xlink:type="simple" xlink:show="embed" xlink:actuate="onLoad"/><draw:image xlink:href="./ObjectReplacements/Object 47" xlink:type="simple" xlink:show="embed" xlink:actuate="onLoad"/><svg:desc>formule</svg:desc></draw:frame><text:tab/><text:tab/>;<text:tab/><draw:frame draw:style-name="fr5" draw:name="Objet21" text:anchor-type="as-char" svg:width="2.411cm" svg:height="0.947cm" draw:z-index="47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p text:style-name="P43">donc </text:p>
            <text:p text:style-name="P43"><draw:frame draw:style-name="fr7" draw:name="Objet22" text:anchor-type="as-char" svg:width="4.12cm" svg:height="1.469cm" draw:z-index="48"><draw:object xlink:href="./Object 56" xlink:type="simple" xlink:show="embed" xlink:actuate="onLoad"/><draw:image xlink:href="./ObjectReplacements/Object 56" xlink:type="simple" xlink:show="embed" xlink:actuate="onLoad"/><svg:desc>formule</svg:desc></draw:frame> et <draw:frame draw:style-name="fr7" draw:name="Objet23" text:anchor-type="as-char" svg:width="4.062cm" svg:height="1.469cm" draw:z-index="49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<text:p text:style-name="P43"><text:tab/><text:tab/> <draw:frame draw:style-name="fr7" draw:name="Objet17" text:anchor-type="as-char" svg:width="4.369cm" svg:height="1.965cm" draw:z-index="50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</table:table-row>
      </table:table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4"><text:span text:style-name="T12">Annexe </text:span><text:span text:style-name="T15">2</text:span><text:span text:style-name="T12"> : </text:span><text:span text:style-name="T14">Quart de cercle trigonométrique</text:span></text:p>
          </table:table-cell>
        </table:table-row>
      </table:table>
      <text:p text:style-name="P29"/>
      <text:p text:style-name="P28"><text:span text:style-name="T8">Les relations trigonométriques peuvent également être introduites à partir du </text:span><text:span text:style-name="T7">quart de cercle trigonométrique :</text:span><text:span text:style-name="T8"> on s'intéresse à l'abscisse (cosinus) et à l'ordonnée (sinus) d'un point situé sur un quart de cercle de </text:span><text:span text:style-name="T9">rayon 1</text:span><text:span text:style-name="T8">.</text:span></text:p>
      <text:p text:style-name="P26"><draw:frame draw:style-name="fr3" draw:name="images5" text:anchor-type="paragraph" svg:x="0cm" svg:y="0cm" svg:width="15.222cm" svg:height="8.721cm" draw:z-index="26"><draw:image xlink:href="Pictures/200000090000F2D1000099CBBD846B17.svm" xlink:type="simple" xlink:show="embed" xlink:actuate="onLoad"/></draw:frame></text:p>
      <text:p text:style-name="P3">Le quart de cercle trigonométrique permet de démontrer certaines identités trigonométriques :</text:p>
      <text:p text:style-name="P3"><draw:frame draw:style-name="fr4" draw:name="images4" text:anchor-type="paragraph" svg:width="16.307cm" svg:height="8.908cm" draw:z-index="20"><draw:image xlink:href="Pictures/200000090000F3A50000851FCAD857C0.svm" xlink:type="simple" xlink:show="embed" xlink:actuate="onLoad"/></draw:frame></text:p>
      <text:p text:style-name="P5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39"><draw:frame draw:style-name="fr5" draw:name="Objet34" text:anchor-type="as-char" svg:width="3.327cm" svg:height="0.483cm" draw:z-index="51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9.B1" office:value-type="string">
            <text:p text:style-name="P39"><draw:frame draw:style-name="fr5" draw:name="Objet35" text:anchor-type="as-char" svg:width="3.327cm" svg:height="0.483cm" draw:z-index="52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</table:table-row>
        <table:table-row>
          <table:table-cell table:style-name="Tableau9.A2" table:number-columns-spanned="2" office:value-type="string">
            <text:list xml:id="list8361852616128041670" text:style-name="L2">
              <text:list-item>
                <text:p text:style-name="P81"><draw:frame draw:style-name="fr5" draw:name="Objet55" text:anchor-type="as-char" svg:width="6.756cm" svg:height="0.483cm" draw:z-index="53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    </text:list-item>
              <text:list-item>
                <text:p text:style-name="P81"><draw:frame draw:style-name="fr5" draw:name="Objet56" text:anchor-type="as-char" svg:width="6.699cm" svg:height="0.483cm" draw:z-index="54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    </text:list-item>
            </text:list>
            <text:p text:style-name="P6"/>
            <text:p text:style-name="P24"><text:span text:style-name="T2">cas particulier :</text:span><text:span text:style-name="T2"><draw:frame draw:style-name="fr5" draw:name="Objet80" text:anchor-type="as-char" svg:width="1.372cm" svg:height="0.48cm" draw:z-index="5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"><text:tab/></text:span></text:p>
            <text:list xml:id="list4273980971051838131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4"><draw:frame draw:style-name="fr5" draw:name="Objet81" text:anchor-type="as-char" svg:width="4.318cm" svg:height="0.547cm" draw:z-index="56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                    </text:list-item>
                              <text:list-item>
                                <text:p text:style-name="P76"><draw:frame draw:style-name="fr5" draw:name="Objet82" text:anchor-type="as-char" svg:width="4.568cm" svg:height="0.487cm" draw:z-index="57"><draw:object xlink:href="./Object 82" xlink:type="simple" xlink:show="embed" xlink:actuate="onLoad"/><draw:image xlink:href="./ObjectReplacements/Object 82" xlink:type="simple" xlink:show="embed" xlink:actuate="onLoad"/><svg:desc>formule</svg:desc></draw:frame> <text:span text:style-name="T4"><text:tab/><text:tab/><text:tab/><text:tab/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49"/>
      <text:p text:style-name="P29"><text:span text:style-name="T5">Remarque :</text:span><text:span text:style-name="T1"><text:tab/></text:span></text:p>
      <text:p text:style-name="P22">Ces formules trigonométriques permettent d'obtenir de nouvelles identités<text:span text:style-name="T8"> trigonométriques : </text:span></text:p>
      <text:list xml:id="list3797599751347229321" text:style-name="L4">
        <text:list-item>
          <text:p text:style-name="P77"><draw:frame draw:style-name="fr5" draw:name="Objet83" text:anchor-type="as-char" svg:width="6.795cm" svg:height="2.24cm" draw:z-index="58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</text:list-item>
        <text:list-item>
          <text:p text:style-name="P70"><draw:frame draw:style-name="fr5" draw:name="Objet84" text:anchor-type="as-char" svg:width="10.601cm" svg:height="0.547cm" draw:z-index="59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</text:list-item>
      </text:list>
      <text:p text:style-name="P15"/>
      <text:p text:style-name="P42"/>
      <text:p text:style-name="P47">Extension :</text:p>
      <text:list xml:id="list4957162456973516144" text:style-name="L5">
        <text:list-item>
          <text:p text:style-name="P71">A partir de </text:p>
        </text:list-item>
      </text:list>
      <text:p text:style-name="P8"><draw:frame draw:style-name="fr5" draw:name="Objet58" text:anchor-type="as-char" svg:width="3.993cm" svg:height="1.042cm" draw:z-index="60"><draw:object xlink:href="./Object 9" xlink:type="simple" xlink:show="embed" xlink:actuate="onLoad"/><draw:image xlink:href="./ObjectReplacements/Object 9" xlink:type="simple" xlink:show="embed" xlink:actuate="onLoad"/><svg:desc>formule</svg:desc></draw:frame><text:tab/>et <text:tab/><draw:frame draw:style-name="fr5" draw:name="Objet59" text:anchor-type="as-char" svg:width="3.609cm" svg:height="1.021cm" draw:z-index="61"><draw:object xlink:href="./Object 10" xlink:type="simple" xlink:show="embed" xlink:actuate="onLoad"/><draw:image xlink:href="./ObjectReplacements/Object 10" xlink:type="simple" xlink:show="embed" xlink:actuate="onLoad"/><svg:desc>formule</svg:desc></draw:frame> <text:s/><text:tab/>et <text:s/><text:tab/><draw:frame draw:style-name="fr5" draw:name="Objet60" text:anchor-type="as-char" svg:width="3.09cm" svg:height="0.531cm" draw:z-index="6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7">on peut obtenir des valeurs exactes pour les relations trigonométriques de certains angles :</text:p>
      <text:list xml:id="list8045054667139365743" text:style-name="L6">
        <text:list-item>
          <text:list>
            <text:list-item>
              <text:p text:style-name="P72"><draw:frame draw:style-name="fr5" draw:name="Objet61" text:anchor-type="as-char" svg:width="11.777cm" svg:height="1.757cm" draw:z-index="63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/text:list-item>
          </text:list>
        </text:list-item>
      </text:list>
      <text:list xml:id="list753290521241055015" text:style-name="L7">
        <text:list-item>
          <text:list>
            <text:list-item>
              <text:p text:style-name="P73"><draw:frame draw:style-name="fr5" draw:name="Objet62" text:anchor-type="as-char" svg:width="10.53cm" svg:height="1.132cm" draw:z-index="64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/text:list-item>
            <text:list-item>
              <text:p text:style-name="P73"><draw:frame draw:style-name="fr5" draw:name="Objet63" text:anchor-type="as-char" svg:width="10.077cm" svg:height="2.043cm" draw:z-index="65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</text:list-item>
          </text:list>
        </text:list-item>
      </text:list>
      <text:p text:style-name="P14"/>
      <text:p text:style-name="P14">On peut ainsi déterminer les valeurs exactes de :</text:p>
      <text:p text:style-name="P14"><text:s/><draw:frame draw:style-name="fr5" draw:name="Objet64" text:anchor-type="as-char" svg:width="1.836cm" svg:height="0.432cm" draw:z-index="66"><draw:object xlink:href="./Object 16" xlink:type="simple" xlink:show="embed" xlink:actuate="onLoad"/><draw:image xlink:href="./ObjectReplacements/Object 16" xlink:type="simple" xlink:show="embed" xlink:actuate="onLoad"/><svg:desc>formule</svg:desc></draw:frame>, <draw:frame draw:style-name="fr5" draw:name="Objet65" text:anchor-type="as-char" svg:width="1.774cm" svg:height="0.432cm" draw:z-index="67"><draw:object xlink:href="./Object 17" xlink:type="simple" xlink:show="embed" xlink:actuate="onLoad"/><draw:image xlink:href="./ObjectReplacements/Object 17" xlink:type="simple" xlink:show="embed" xlink:actuate="onLoad"/><svg:desc>formule</svg:desc></draw:frame>, <draw:frame draw:style-name="fr5" draw:name="Objet66" text:anchor-type="as-char" svg:width="1.81cm" svg:height="0.432cm" draw:z-index="68"><draw:object xlink:href="./Object 18" xlink:type="simple" xlink:show="embed" xlink:actuate="onLoad"/><draw:image xlink:href="./ObjectReplacements/Object 18" xlink:type="simple" xlink:show="embed" xlink:actuate="onLoad"/><svg:desc>formule</svg:desc></draw:frame>, <draw:frame draw:style-name="fr5" draw:name="Objet67" text:anchor-type="as-char" svg:width="1.843cm" svg:height="0.432cm" draw:z-index="69"><draw:object xlink:href="./Object 19" xlink:type="simple" xlink:show="embed" xlink:actuate="onLoad"/><draw:image xlink:href="./ObjectReplacements/Object 19" xlink:type="simple" xlink:show="embed" xlink:actuate="onLoad"/><svg:desc>formule</svg:desc></draw:frame>, <draw:frame draw:style-name="fr5" draw:name="Objet68" text:anchor-type="as-char" svg:width="1.782cm" svg:height="0.432cm" draw:z-index="70"><draw:object xlink:href="./Object 20" xlink:type="simple" xlink:show="embed" xlink:actuate="onLoad"/><draw:image xlink:href="./ObjectReplacements/Object 20" xlink:type="simple" xlink:show="embed" xlink:actuate="onLoad"/><svg:desc>formule</svg:desc></draw:frame>, <draw:frame draw:style-name="fr5" draw:name="Objet69" text:anchor-type="as-char" svg:width="1.817cm" svg:height="0.432cm" draw:z-index="71"><draw:object xlink:href="./Object 21" xlink:type="simple" xlink:show="embed" xlink:actuate="onLoad"/><draw:image xlink:href="./ObjectReplacements/Object 21" xlink:type="simple" xlink:show="embed" xlink:actuate="onLoad"/><svg:desc>formule</svg:desc></draw:frame>, etc...</text:p>
      <text:p text:style-name="P14"/>
      <text:list xml:id="list180649295544973" text:continue-list="list4957162456973516144" text:style-name="L5">
        <text:list-item>
          <text:p text:style-name="P78">Et en partant de </text:p>
        </text:list-item>
      </text:list>
      <text:p text:style-name="P14"><draw:frame draw:style-name="fr7" draw:name="Objet70" text:anchor-type="as-char" svg:width="2.219cm" svg:height="0.956cm" draw:z-index="72"><draw:object xlink:href="./Object 32" xlink:type="simple" xlink:show="embed" xlink:actuate="onLoad"/><draw:image xlink:href="./ObjectReplacements/Object 32" xlink:type="simple" xlink:show="embed" xlink:actuate="onLoad"/><svg:desc>formule</svg:desc></draw:frame> et <draw:frame draw:style-name="fr7" draw:name="Objet71" text:anchor-type="as-char" svg:width="1.93cm" svg:height="0.923cm" draw:z-index="73"><draw:object xlink:href="./Object 33" xlink:type="simple" xlink:show="embed" xlink:actuate="onLoad"/><draw:image xlink:href="./ObjectReplacements/Object 33" xlink:type="simple" xlink:show="embed" xlink:actuate="onLoad"/><svg:desc>formule</svg:desc></draw:frame> <text:tab/>et <text:tab/><draw:frame draw:style-name="fr5" draw:name="Objet72" text:anchor-type="as-char" svg:width="3.609cm" svg:height="1.021cm" draw:z-index="74"><draw:object xlink:href="./Object 35" xlink:type="simple" xlink:show="embed" xlink:actuate="onLoad"/><draw:image xlink:href="./ObjectReplacements/Object 35" xlink:type="simple" xlink:show="embed" xlink:actuate="onLoad"/><svg:desc>formule</svg:desc></draw:frame> <text:s/><text:tab/>et <text:s/><text:tab/><draw:frame draw:style-name="fr5" draw:name="Objet73" text:anchor-type="as-char" svg:width="3.09cm" svg:height="0.531cm" draw:z-index="75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14">on peut obtenir les valeurs exactes de :</text:p>
      <text:p text:style-name="P14"><draw:frame draw:style-name="fr5" draw:name="Objet74" text:anchor-type="as-char" svg:width="1.351cm" svg:height="0.432cm" draw:z-index="76"><draw:object xlink:href="./Object 61" xlink:type="simple" xlink:show="embed" xlink:actuate="onLoad"/><draw:image xlink:href="./ObjectReplacements/Object 61" xlink:type="simple" xlink:show="embed" xlink:actuate="onLoad"/><svg:desc>formule</svg:desc></draw:frame>, <draw:frame draw:style-name="fr5" draw:name="Objet75" text:anchor-type="as-char" svg:width="1.289cm" svg:height="0.432cm" draw:z-index="77"><draw:object xlink:href="./Object 62" xlink:type="simple" xlink:show="embed" xlink:actuate="onLoad"/><draw:image xlink:href="./ObjectReplacements/Object 62" xlink:type="simple" xlink:show="embed" xlink:actuate="onLoad"/><svg:desc>formule</svg:desc></draw:frame>, <draw:frame draw:style-name="fr5" draw:name="Objet76" text:anchor-type="as-char" svg:width="1.325cm" svg:height="0.432cm" draw:z-index="78"><draw:object xlink:href="./Object 63" xlink:type="simple" xlink:show="embed" xlink:actuate="onLoad"/><draw:image xlink:href="./ObjectReplacements/Object 63" xlink:type="simple" xlink:show="embed" xlink:actuate="onLoad"/><svg:desc>formule</svg:desc></draw:frame>, <draw:frame draw:style-name="fr5" draw:name="Objet77" text:anchor-type="as-char" svg:width="1.461cm" svg:height="0.432cm" draw:z-index="79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5" draw:name="Objet78" text:anchor-type="as-char" svg:width="1.397cm" svg:height="0.432cm" draw:z-index="80"><draw:object xlink:href="./Object 65" xlink:type="simple" xlink:show="embed" xlink:actuate="onLoad"/><draw:image xlink:href="./ObjectReplacements/Object 65" xlink:type="simple" xlink:show="embed" xlink:actuate="onLoad"/><svg:desc>formule</svg:desc></draw:frame>, <draw:frame draw:style-name="fr5" draw:name="Objet79" text:anchor-type="as-char" svg:width="1.432cm" svg:height="0.432cm" draw:z-index="81"><draw:object xlink:href="./Object 66" xlink:type="simple" xlink:show="embed" xlink:actuate="onLoad"/><draw:image xlink:href="./ObjectReplacements/Object 66" xlink:type="simple" xlink:show="embed" xlink:actuate="onLoad"/><svg:desc>formule</svg:desc></draw:frame>, etc...</text:p>
      <text:p text:style-name="P23"/>
      <text:p text:style-name="P75"/>
      <text:p text:style-name="P10"/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5"><text:span text:style-name="T12">Annexe </text:span><text:span text:style-name="T16">3</text:span><text:span text:style-name="T12"> : </text:span><text:span text:style-name="T16">Table trigonométrique</text:span></text:p>
          </table:table-cell>
        </table:table-row>
      </table:table>
      <text:p text:style-name="P16"/>
      <table:table table:name="Tableau7" table:style-name="Tableau7">
        <table:table-column table:style-name="Tableau7.A" table:number-columns-repeated="6"/>
        <table:table-row table:style-name="Tableau7.1">
          <table:table-cell table:style-name="Tableau7.A1" office:value-type="string">
            <text:p text:style-name="P31">Angle <text:span text:style-name="T17">(°)</text:span></text:p>
          </table:table-cell>
          <table:table-cell table:style-name="Tableau7.A1" office:value-type="string">
            <text:p text:style-name="P31">cosinus</text:p>
          </table:table-cell>
          <table:table-cell table:style-name="Tableau7.A1" office:value-type="string">
            <text:p text:style-name="P31">sinus</text:p>
          </table:table-cell>
          <table:table-cell table:style-name="Tableau7.A1" office:value-type="string">
            <text:p text:style-name="P31">tangente</text:p>
          </table:table-cell>
          <table:table-cell table:style-name="Tableau7.A1" office:value-type="string">
            <text:p text:style-name="P30"/>
          </table:table-cell>
          <table:table-cell table:style-name="Tableau7.F1" office:value-type="string">
            <text:p text:style-name="P34"/>
          </table:table-cell>
        </table:table-row>
        <table:table-row table:style-name="Tableau7.2">
          <table:table-cell table:style-name="Tableau7.A2" office:value-type="string">
            <text:p text:style-name="P32">0</text:p>
          </table:table-cell>
          <table:table-cell table:style-name="Tableau7.A2" office:value-type="string">
            <text:p text:style-name="P30">1</text:p>
          </table:table-cell>
          <table:table-cell table:style-name="Tableau7.A2" office:value-type="string">
            <text:p text:style-name="P30">0</text:p>
          </table:table-cell>
          <table:table-cell table:style-name="Tableau7.A2" office:value-type="string">
            <text:p text:style-name="P30">0</text:p>
          </table:table-cell>
          <table:table-cell table:style-name="Tableau7.A2" office:value-type="string">
            <text:p text:style-name="P30"/>
          </table:table-cell>
          <table:table-cell table:style-name="Tableau7.F2" office:value-type="string">
            <text:p text:style-name="P34"/>
          </table:table-cell>
        </table:table-row>
        <table:table-row table:style-name="Tableau7.2">
          <table:table-cell table:style-name="Tableau7.A2" office:value-type="string">
            <text:p text:style-name="P32">1</text:p>
          </table:table-cell>
          <table:table-cell table:style-name="Tableau7.A2" office:value-type="string">
            <text:p text:style-name="P30">0,9998</text:p>
          </table:table-cell>
          <table:table-cell table:style-name="Tableau7.A2" office:value-type="string">
            <text:p text:style-name="P30">0,0175</text:p>
          </table:table-cell>
          <table:table-cell table:style-name="Tableau7.A2" office:value-type="string">
            <text:p text:style-name="P30">0,0175</text:p>
          </table:table-cell>
          <table:table-cell table:style-name="Tableau7.A2" office:value-type="string">
            <text:p text:style-name="P30"/>
          </table:table-cell>
          <table:table-cell table:style-name="Tableau7.F2" office:value-type="string">
            <text:p text:style-name="P35">90</text:p>
          </table:table-cell>
        </table:table-row>
        <table:table-row table:style-name="Tableau7.2">
          <table:table-cell table:style-name="Tableau7.A2" office:value-type="string">
            <text:p text:style-name="P32">2</text:p>
          </table:table-cell>
          <table:table-cell table:style-name="Tableau7.A2" office:value-type="string">
            <text:p text:style-name="P30">0,9994</text:p>
          </table:table-cell>
          <table:table-cell table:style-name="Tableau7.A2" office:value-type="string">
            <text:p text:style-name="P30">0,0349</text:p>
          </table:table-cell>
          <table:table-cell table:style-name="Tableau7.A2" office:value-type="string">
            <text:p text:style-name="P30">0,0349</text:p>
          </table:table-cell>
          <table:table-cell table:style-name="Tableau7.A2" office:value-type="string">
            <text:p text:style-name="P30">57,2900</text:p>
          </table:table-cell>
          <table:table-cell table:style-name="Tableau7.F2" office:value-type="string">
            <text:p text:style-name="P35">89</text:p>
          </table:table-cell>
        </table:table-row>
        <table:table-row table:style-name="Tableau7.2">
          <table:table-cell table:style-name="Tableau7.A2" office:value-type="string">
            <text:p text:style-name="P32">3</text:p>
          </table:table-cell>
          <table:table-cell table:style-name="Tableau7.A2" office:value-type="string">
            <text:p text:style-name="P30">0,9986</text:p>
          </table:table-cell>
          <table:table-cell table:style-name="Tableau7.A2" office:value-type="string">
            <text:p text:style-name="P30">0,0523</text:p>
          </table:table-cell>
          <table:table-cell table:style-name="Tableau7.A2" office:value-type="string">
            <text:p text:style-name="P30">0,0524</text:p>
          </table:table-cell>
          <table:table-cell table:style-name="Tableau7.A2" office:value-type="string">
            <text:p text:style-name="P30">28,6363</text:p>
          </table:table-cell>
          <table:table-cell table:style-name="Tableau7.F2" office:value-type="string">
            <text:p text:style-name="P35">88</text:p>
          </table:table-cell>
        </table:table-row>
        <table:table-row table:style-name="Tableau7.2">
          <table:table-cell table:style-name="Tableau7.A2" office:value-type="string">
            <text:p text:style-name="P32">4</text:p>
          </table:table-cell>
          <table:table-cell table:style-name="Tableau7.A2" office:value-type="string">
            <text:p text:style-name="P30">0,9976</text:p>
          </table:table-cell>
          <table:table-cell table:style-name="Tableau7.A2" office:value-type="string">
            <text:p text:style-name="P30">0,0698</text:p>
          </table:table-cell>
          <table:table-cell table:style-name="Tableau7.A2" office:value-type="string">
            <text:p text:style-name="P30">0,0699</text:p>
          </table:table-cell>
          <table:table-cell table:style-name="Tableau7.A2" office:value-type="string">
            <text:p text:style-name="P30">19,0811</text:p>
          </table:table-cell>
          <table:table-cell table:style-name="Tableau7.F2" office:value-type="string">
            <text:p text:style-name="P35">87</text:p>
          </table:table-cell>
        </table:table-row>
        <table:table-row table:style-name="Tableau7.2">
          <table:table-cell table:style-name="Tableau7.A2" office:value-type="string">
            <text:p text:style-name="P32">5</text:p>
          </table:table-cell>
          <table:table-cell table:style-name="Tableau7.A2" office:value-type="string">
            <text:p text:style-name="P30">0,9962</text:p>
          </table:table-cell>
          <table:table-cell table:style-name="Tableau7.A2" office:value-type="string">
            <text:p text:style-name="P30">0,0872</text:p>
          </table:table-cell>
          <table:table-cell table:style-name="Tableau7.A2" office:value-type="string">
            <text:p text:style-name="P30">0,0875</text:p>
          </table:table-cell>
          <table:table-cell table:style-name="Tableau7.A2" office:value-type="string">
            <text:p text:style-name="P30">14,3007</text:p>
          </table:table-cell>
          <table:table-cell table:style-name="Tableau7.F2" office:value-type="string">
            <text:p text:style-name="P35">86</text:p>
          </table:table-cell>
        </table:table-row>
        <table:table-row table:style-name="Tableau7.2">
          <table:table-cell table:style-name="Tableau7.A2" office:value-type="string">
            <text:p text:style-name="P32">6</text:p>
          </table:table-cell>
          <table:table-cell table:style-name="Tableau7.A2" office:value-type="string">
            <text:p text:style-name="P30">0,9945</text:p>
          </table:table-cell>
          <table:table-cell table:style-name="Tableau7.A2" office:value-type="string">
            <text:p text:style-name="P30">0,1045</text:p>
          </table:table-cell>
          <table:table-cell table:style-name="Tableau7.A2" office:value-type="string">
            <text:p text:style-name="P30">0,1051</text:p>
          </table:table-cell>
          <table:table-cell table:style-name="Tableau7.A2" office:value-type="string">
            <text:p text:style-name="P30">11,4301</text:p>
          </table:table-cell>
          <table:table-cell table:style-name="Tableau7.F2" office:value-type="string">
            <text:p text:style-name="P35">85</text:p>
          </table:table-cell>
        </table:table-row>
        <table:table-row table:style-name="Tableau7.2">
          <table:table-cell table:style-name="Tableau7.A2" office:value-type="string">
            <text:p text:style-name="P32">7</text:p>
          </table:table-cell>
          <table:table-cell table:style-name="Tableau7.A2" office:value-type="string">
            <text:p text:style-name="P30">0,9925</text:p>
          </table:table-cell>
          <table:table-cell table:style-name="Tableau7.A2" office:value-type="string">
            <text:p text:style-name="P30">0,1219</text:p>
          </table:table-cell>
          <table:table-cell table:style-name="Tableau7.A2" office:value-type="string">
            <text:p text:style-name="P30">0,1228</text:p>
          </table:table-cell>
          <table:table-cell table:style-name="Tableau7.A2" office:value-type="string">
            <text:p text:style-name="P30">9,5144</text:p>
          </table:table-cell>
          <table:table-cell table:style-name="Tableau7.F2" office:value-type="string">
            <text:p text:style-name="P35">84</text:p>
          </table:table-cell>
        </table:table-row>
        <table:table-row table:style-name="Tableau7.2">
          <table:table-cell table:style-name="Tableau7.A2" office:value-type="string">
            <text:p text:style-name="P32">8</text:p>
          </table:table-cell>
          <table:table-cell table:style-name="Tableau7.A2" office:value-type="string">
            <text:p text:style-name="P30">0,9903</text:p>
          </table:table-cell>
          <table:table-cell table:style-name="Tableau7.A2" office:value-type="string">
            <text:p text:style-name="P30">0,1392</text:p>
          </table:table-cell>
          <table:table-cell table:style-name="Tableau7.A2" office:value-type="string">
            <text:p text:style-name="P30">0,1405</text:p>
          </table:table-cell>
          <table:table-cell table:style-name="Tableau7.A2" office:value-type="string">
            <text:p text:style-name="P30">8,1443</text:p>
          </table:table-cell>
          <table:table-cell table:style-name="Tableau7.F2" office:value-type="string">
            <text:p text:style-name="P35">83</text:p>
          </table:table-cell>
        </table:table-row>
        <table:table-row table:style-name="Tableau7.2">
          <table:table-cell table:style-name="Tableau7.A2" office:value-type="string">
            <text:p text:style-name="P32">9</text:p>
          </table:table-cell>
          <table:table-cell table:style-name="Tableau7.A2" office:value-type="string">
            <text:p text:style-name="P30">0,9877</text:p>
          </table:table-cell>
          <table:table-cell table:style-name="Tableau7.A2" office:value-type="string">
            <text:p text:style-name="P30">0,1564</text:p>
          </table:table-cell>
          <table:table-cell table:style-name="Tableau7.A2" office:value-type="string">
            <text:p text:style-name="P30">0,1584</text:p>
          </table:table-cell>
          <table:table-cell table:style-name="Tableau7.A2" office:value-type="string">
            <text:p text:style-name="P30">7,1154</text:p>
          </table:table-cell>
          <table:table-cell table:style-name="Tableau7.F2" office:value-type="string">
            <text:p text:style-name="P35">82</text:p>
          </table:table-cell>
        </table:table-row>
        <table:table-row table:style-name="Tableau7.2">
          <table:table-cell table:style-name="Tableau7.A2" office:value-type="string">
            <text:p text:style-name="P32">10</text:p>
          </table:table-cell>
          <table:table-cell table:style-name="Tableau7.A2" office:value-type="string">
            <text:p text:style-name="P30">0,9848</text:p>
          </table:table-cell>
          <table:table-cell table:style-name="Tableau7.A2" office:value-type="string">
            <text:p text:style-name="P30">0,1736</text:p>
          </table:table-cell>
          <table:table-cell table:style-name="Tableau7.A2" office:value-type="string">
            <text:p text:style-name="P30">0,1763</text:p>
          </table:table-cell>
          <table:table-cell table:style-name="Tableau7.A2" office:value-type="string">
            <text:p text:style-name="P30">6,3138</text:p>
          </table:table-cell>
          <table:table-cell table:style-name="Tableau7.F2" office:value-type="string">
            <text:p text:style-name="P35">81</text:p>
          </table:table-cell>
        </table:table-row>
        <table:table-row table:style-name="Tableau7.2">
          <table:table-cell table:style-name="Tableau7.A2" office:value-type="string">
            <text:p text:style-name="P32">11</text:p>
          </table:table-cell>
          <table:table-cell table:style-name="Tableau7.A2" office:value-type="string">
            <text:p text:style-name="P30">0,9816</text:p>
          </table:table-cell>
          <table:table-cell table:style-name="Tableau7.A2" office:value-type="string">
            <text:p text:style-name="P30">0,1908</text:p>
          </table:table-cell>
          <table:table-cell table:style-name="Tableau7.A2" office:value-type="string">
            <text:p text:style-name="P30">0,1944</text:p>
          </table:table-cell>
          <table:table-cell table:style-name="Tableau7.A2" office:value-type="string">
            <text:p text:style-name="P30">5,6713</text:p>
          </table:table-cell>
          <table:table-cell table:style-name="Tableau7.F2" office:value-type="string">
            <text:p text:style-name="P35">80</text:p>
          </table:table-cell>
        </table:table-row>
        <table:table-row table:style-name="Tableau7.2">
          <table:table-cell table:style-name="Tableau7.A2" office:value-type="string">
            <text:p text:style-name="P32">12</text:p>
          </table:table-cell>
          <table:table-cell table:style-name="Tableau7.A2" office:value-type="string">
            <text:p text:style-name="P30">0,9781</text:p>
          </table:table-cell>
          <table:table-cell table:style-name="Tableau7.A2" office:value-type="string">
            <text:p text:style-name="P30">0,2079</text:p>
          </table:table-cell>
          <table:table-cell table:style-name="Tableau7.A2" office:value-type="string">
            <text:p text:style-name="P30">0,2126</text:p>
          </table:table-cell>
          <table:table-cell table:style-name="Tableau7.A2" office:value-type="string">
            <text:p text:style-name="P30">5,1446</text:p>
          </table:table-cell>
          <table:table-cell table:style-name="Tableau7.F2" office:value-type="string">
            <text:p text:style-name="P35">79</text:p>
          </table:table-cell>
        </table:table-row>
        <table:table-row table:style-name="Tableau7.2">
          <table:table-cell table:style-name="Tableau7.A2" office:value-type="string">
            <text:p text:style-name="P32">13</text:p>
          </table:table-cell>
          <table:table-cell table:style-name="Tableau7.A2" office:value-type="string">
            <text:p text:style-name="P30">0,9744</text:p>
          </table:table-cell>
          <table:table-cell table:style-name="Tableau7.A2" office:value-type="string">
            <text:p text:style-name="P30">0,2250</text:p>
          </table:table-cell>
          <table:table-cell table:style-name="Tableau7.A2" office:value-type="string">
            <text:p text:style-name="P30">0,2309</text:p>
          </table:table-cell>
          <table:table-cell table:style-name="Tableau7.A2" office:value-type="string">
            <text:p text:style-name="P30">4,7046</text:p>
          </table:table-cell>
          <table:table-cell table:style-name="Tableau7.F2" office:value-type="string">
            <text:p text:style-name="P35">78</text:p>
          </table:table-cell>
        </table:table-row>
        <table:table-row table:style-name="Tableau7.2">
          <table:table-cell table:style-name="Tableau7.A2" office:value-type="string">
            <text:p text:style-name="P32">14</text:p>
          </table:table-cell>
          <table:table-cell table:style-name="Tableau7.A2" office:value-type="string">
            <text:p text:style-name="P30">0,9703</text:p>
          </table:table-cell>
          <table:table-cell table:style-name="Tableau7.A2" office:value-type="string">
            <text:p text:style-name="P30">0,2419</text:p>
          </table:table-cell>
          <table:table-cell table:style-name="Tableau7.A2" office:value-type="string">
            <text:p text:style-name="P30">0,2493</text:p>
          </table:table-cell>
          <table:table-cell table:style-name="Tableau7.A2" office:value-type="string">
            <text:p text:style-name="P30">4,3315</text:p>
          </table:table-cell>
          <table:table-cell table:style-name="Tableau7.F2" office:value-type="string">
            <text:p text:style-name="P35">77</text:p>
          </table:table-cell>
        </table:table-row>
        <table:table-row table:style-name="Tableau7.2">
          <table:table-cell table:style-name="Tableau7.A2" office:value-type="string">
            <text:p text:style-name="P32">15</text:p>
          </table:table-cell>
          <table:table-cell table:style-name="Tableau7.A2" office:value-type="string">
            <text:p text:style-name="P30">0,9659</text:p>
          </table:table-cell>
          <table:table-cell table:style-name="Tableau7.A2" office:value-type="string">
            <text:p text:style-name="P30">0,2588</text:p>
          </table:table-cell>
          <table:table-cell table:style-name="Tableau7.A2" office:value-type="string">
            <text:p text:style-name="P30">0,2679</text:p>
          </table:table-cell>
          <table:table-cell table:style-name="Tableau7.A2" office:value-type="string">
            <text:p text:style-name="P30">4,0108</text:p>
          </table:table-cell>
          <table:table-cell table:style-name="Tableau7.F2" office:value-type="string">
            <text:p text:style-name="P35">76</text:p>
          </table:table-cell>
        </table:table-row>
        <table:table-row table:style-name="Tableau7.2">
          <table:table-cell table:style-name="Tableau7.A2" office:value-type="string">
            <text:p text:style-name="P32">16</text:p>
          </table:table-cell>
          <table:table-cell table:style-name="Tableau7.A2" office:value-type="string">
            <text:p text:style-name="P30">0,9613</text:p>
          </table:table-cell>
          <table:table-cell table:style-name="Tableau7.A2" office:value-type="string">
            <text:p text:style-name="P30">0,2756</text:p>
          </table:table-cell>
          <table:table-cell table:style-name="Tableau7.A2" office:value-type="string">
            <text:p text:style-name="P30">0,2867</text:p>
          </table:table-cell>
          <table:table-cell table:style-name="Tableau7.A2" office:value-type="string">
            <text:p text:style-name="P30">3,7321</text:p>
          </table:table-cell>
          <table:table-cell table:style-name="Tableau7.F2" office:value-type="string">
            <text:p text:style-name="P35">75</text:p>
          </table:table-cell>
        </table:table-row>
        <table:table-row table:style-name="Tableau7.2">
          <table:table-cell table:style-name="Tableau7.A2" office:value-type="string">
            <text:p text:style-name="P32">17</text:p>
          </table:table-cell>
          <table:table-cell table:style-name="Tableau7.A2" office:value-type="string">
            <text:p text:style-name="P30">0,9563</text:p>
          </table:table-cell>
          <table:table-cell table:style-name="Tableau7.A2" office:value-type="string">
            <text:p text:style-name="P30">0,2924</text:p>
          </table:table-cell>
          <table:table-cell table:style-name="Tableau7.A2" office:value-type="string">
            <text:p text:style-name="P30">0,3057</text:p>
          </table:table-cell>
          <table:table-cell table:style-name="Tableau7.A2" office:value-type="string">
            <text:p text:style-name="P30">3,4874</text:p>
          </table:table-cell>
          <table:table-cell table:style-name="Tableau7.F2" office:value-type="string">
            <text:p text:style-name="P35">74</text:p>
          </table:table-cell>
        </table:table-row>
        <table:table-row table:style-name="Tableau7.2">
          <table:table-cell table:style-name="Tableau7.A2" office:value-type="string">
            <text:p text:style-name="P32">18</text:p>
          </table:table-cell>
          <table:table-cell table:style-name="Tableau7.A2" office:value-type="string">
            <text:p text:style-name="P30">0,9511</text:p>
          </table:table-cell>
          <table:table-cell table:style-name="Tableau7.A2" office:value-type="string">
            <text:p text:style-name="P30">0,3090</text:p>
          </table:table-cell>
          <table:table-cell table:style-name="Tableau7.A2" office:value-type="string">
            <text:p text:style-name="P30">0,3249</text:p>
          </table:table-cell>
          <table:table-cell table:style-name="Tableau7.A2" office:value-type="string">
            <text:p text:style-name="P30">3,2709</text:p>
          </table:table-cell>
          <table:table-cell table:style-name="Tableau7.F2" office:value-type="string">
            <text:p text:style-name="P35">73</text:p>
          </table:table-cell>
        </table:table-row>
        <table:table-row table:style-name="Tableau7.2">
          <table:table-cell table:style-name="Tableau7.A2" office:value-type="string">
            <text:p text:style-name="P32">19</text:p>
          </table:table-cell>
          <table:table-cell table:style-name="Tableau7.A2" office:value-type="string">
            <text:p text:style-name="P30">0,9455</text:p>
          </table:table-cell>
          <table:table-cell table:style-name="Tableau7.A2" office:value-type="string">
            <text:p text:style-name="P30">0,3256</text:p>
          </table:table-cell>
          <table:table-cell table:style-name="Tableau7.A2" office:value-type="string">
            <text:p text:style-name="P30">0,3443</text:p>
          </table:table-cell>
          <table:table-cell table:style-name="Tableau7.A2" office:value-type="string">
            <text:p text:style-name="P30">3,0777</text:p>
          </table:table-cell>
          <table:table-cell table:style-name="Tableau7.F2" office:value-type="string">
            <text:p text:style-name="P35">72</text:p>
          </table:table-cell>
        </table:table-row>
        <table:table-row table:style-name="Tableau7.2">
          <table:table-cell table:style-name="Tableau7.A2" office:value-type="string">
            <text:p text:style-name="P32">20</text:p>
          </table:table-cell>
          <table:table-cell table:style-name="Tableau7.A2" office:value-type="string">
            <text:p text:style-name="P30">0,9397</text:p>
          </table:table-cell>
          <table:table-cell table:style-name="Tableau7.A2" office:value-type="string">
            <text:p text:style-name="P30">0,3420</text:p>
          </table:table-cell>
          <table:table-cell table:style-name="Tableau7.A2" office:value-type="string">
            <text:p text:style-name="P30">0,3640</text:p>
          </table:table-cell>
          <table:table-cell table:style-name="Tableau7.A2" office:value-type="string">
            <text:p text:style-name="P30">2,9042</text:p>
          </table:table-cell>
          <table:table-cell table:style-name="Tableau7.F2" office:value-type="string">
            <text:p text:style-name="P35">71</text:p>
          </table:table-cell>
        </table:table-row>
        <table:table-row table:style-name="Tableau7.2">
          <table:table-cell table:style-name="Tableau7.A2" office:value-type="string">
            <text:p text:style-name="P32">21</text:p>
          </table:table-cell>
          <table:table-cell table:style-name="Tableau7.A2" office:value-type="string">
            <text:p text:style-name="P30">0,9336</text:p>
          </table:table-cell>
          <table:table-cell table:style-name="Tableau7.A2" office:value-type="string">
            <text:p text:style-name="P30">0,3584</text:p>
          </table:table-cell>
          <table:table-cell table:style-name="Tableau7.A2" office:value-type="string">
            <text:p text:style-name="P30">0,3839</text:p>
          </table:table-cell>
          <table:table-cell table:style-name="Tableau7.A2" office:value-type="string">
            <text:p text:style-name="P30">2,7475</text:p>
          </table:table-cell>
          <table:table-cell table:style-name="Tableau7.F2" office:value-type="string">
            <text:p text:style-name="P35">70</text:p>
          </table:table-cell>
        </table:table-row>
        <table:table-row table:style-name="Tableau7.2">
          <table:table-cell table:style-name="Tableau7.A2" office:value-type="string">
            <text:p text:style-name="P32">22</text:p>
          </table:table-cell>
          <table:table-cell table:style-name="Tableau7.A2" office:value-type="string">
            <text:p text:style-name="P30">0,9272</text:p>
          </table:table-cell>
          <table:table-cell table:style-name="Tableau7.A2" office:value-type="string">
            <text:p text:style-name="P30">0,3746</text:p>
          </table:table-cell>
          <table:table-cell table:style-name="Tableau7.A2" office:value-type="string">
            <text:p text:style-name="P30">0,4040</text:p>
          </table:table-cell>
          <table:table-cell table:style-name="Tableau7.A2" office:value-type="string">
            <text:p text:style-name="P30">2,6051</text:p>
          </table:table-cell>
          <table:table-cell table:style-name="Tableau7.F2" office:value-type="string">
            <text:p text:style-name="P35">69</text:p>
          </table:table-cell>
        </table:table-row>
        <table:table-row table:style-name="Tableau7.2">
          <table:table-cell table:style-name="Tableau7.A2" office:value-type="string">
            <text:p text:style-name="P32">23</text:p>
          </table:table-cell>
          <table:table-cell table:style-name="Tableau7.A2" office:value-type="string">
            <text:p text:style-name="P30">0,9205</text:p>
          </table:table-cell>
          <table:table-cell table:style-name="Tableau7.A2" office:value-type="string">
            <text:p text:style-name="P30">0,3907</text:p>
          </table:table-cell>
          <table:table-cell table:style-name="Tableau7.A2" office:value-type="string">
            <text:p text:style-name="P30">0,4245</text:p>
          </table:table-cell>
          <table:table-cell table:style-name="Tableau7.A2" office:value-type="string">
            <text:p text:style-name="P30">2,4751</text:p>
          </table:table-cell>
          <table:table-cell table:style-name="Tableau7.F2" office:value-type="string">
            <text:p text:style-name="P35">68</text:p>
          </table:table-cell>
        </table:table-row>
        <table:table-row table:style-name="Tableau7.2">
          <table:table-cell table:style-name="Tableau7.A2" office:value-type="string">
            <text:p text:style-name="P32">24</text:p>
          </table:table-cell>
          <table:table-cell table:style-name="Tableau7.A2" office:value-type="string">
            <text:p text:style-name="P30">0,9135</text:p>
          </table:table-cell>
          <table:table-cell table:style-name="Tableau7.A2" office:value-type="string">
            <text:p text:style-name="P30">0,4067</text:p>
          </table:table-cell>
          <table:table-cell table:style-name="Tableau7.A2" office:value-type="string">
            <text:p text:style-name="P30">0,4452</text:p>
          </table:table-cell>
          <table:table-cell table:style-name="Tableau7.A2" office:value-type="string">
            <text:p text:style-name="P30">2,3559</text:p>
          </table:table-cell>
          <table:table-cell table:style-name="Tableau7.F2" office:value-type="string">
            <text:p text:style-name="P35">67</text:p>
          </table:table-cell>
        </table:table-row>
        <table:table-row table:style-name="Tableau7.2">
          <table:table-cell table:style-name="Tableau7.A2" office:value-type="string">
            <text:p text:style-name="P32">25</text:p>
          </table:table-cell>
          <table:table-cell table:style-name="Tableau7.A2" office:value-type="string">
            <text:p text:style-name="P30">0,9063</text:p>
          </table:table-cell>
          <table:table-cell table:style-name="Tableau7.A2" office:value-type="string">
            <text:p text:style-name="P30">0,4226</text:p>
          </table:table-cell>
          <table:table-cell table:style-name="Tableau7.A2" office:value-type="string">
            <text:p text:style-name="P30">0,4663</text:p>
          </table:table-cell>
          <table:table-cell table:style-name="Tableau7.A2" office:value-type="string">
            <text:p text:style-name="P30">2,2460</text:p>
          </table:table-cell>
          <table:table-cell table:style-name="Tableau7.F2" office:value-type="string">
            <text:p text:style-name="P35">66</text:p>
          </table:table-cell>
        </table:table-row>
        <table:table-row table:style-name="Tableau7.2">
          <table:table-cell table:style-name="Tableau7.A2" office:value-type="string">
            <text:p text:style-name="P32">26</text:p>
          </table:table-cell>
          <table:table-cell table:style-name="Tableau7.A2" office:value-type="string">
            <text:p text:style-name="P30">0,8988</text:p>
          </table:table-cell>
          <table:table-cell table:style-name="Tableau7.A2" office:value-type="string">
            <text:p text:style-name="P30">0,4384</text:p>
          </table:table-cell>
          <table:table-cell table:style-name="Tableau7.A2" office:value-type="string">
            <text:p text:style-name="P30">0,4877</text:p>
          </table:table-cell>
          <table:table-cell table:style-name="Tableau7.A2" office:value-type="string">
            <text:p text:style-name="P30">2,1445</text:p>
          </table:table-cell>
          <table:table-cell table:style-name="Tableau7.F2" office:value-type="string">
            <text:p text:style-name="P35">65</text:p>
          </table:table-cell>
        </table:table-row>
        <table:table-row table:style-name="Tableau7.2">
          <table:table-cell table:style-name="Tableau7.A2" office:value-type="string">
            <text:p text:style-name="P32">27</text:p>
          </table:table-cell>
          <table:table-cell table:style-name="Tableau7.A2" office:value-type="string">
            <text:p text:style-name="P30">0,8910</text:p>
          </table:table-cell>
          <table:table-cell table:style-name="Tableau7.A2" office:value-type="string">
            <text:p text:style-name="P30">0,4540</text:p>
          </table:table-cell>
          <table:table-cell table:style-name="Tableau7.A2" office:value-type="string">
            <text:p text:style-name="P30">0,5095</text:p>
          </table:table-cell>
          <table:table-cell table:style-name="Tableau7.A2" office:value-type="string">
            <text:p text:style-name="P30">2,0503</text:p>
          </table:table-cell>
          <table:table-cell table:style-name="Tableau7.F2" office:value-type="string">
            <text:p text:style-name="P35">64</text:p>
          </table:table-cell>
        </table:table-row>
        <table:table-row table:style-name="Tableau7.2">
          <table:table-cell table:style-name="Tableau7.A2" office:value-type="string">
            <text:p text:style-name="P32">28</text:p>
          </table:table-cell>
          <table:table-cell table:style-name="Tableau7.A2" office:value-type="string">
            <text:p text:style-name="P30">0,8829</text:p>
          </table:table-cell>
          <table:table-cell table:style-name="Tableau7.A2" office:value-type="string">
            <text:p text:style-name="P30">0,4695</text:p>
          </table:table-cell>
          <table:table-cell table:style-name="Tableau7.A2" office:value-type="string">
            <text:p text:style-name="P30">0,5317</text:p>
          </table:table-cell>
          <table:table-cell table:style-name="Tableau7.A2" office:value-type="string">
            <text:p text:style-name="P30">1,9626</text:p>
          </table:table-cell>
          <table:table-cell table:style-name="Tableau7.F2" office:value-type="string">
            <text:p text:style-name="P35">63</text:p>
          </table:table-cell>
        </table:table-row>
        <table:table-row table:style-name="Tableau7.2">
          <table:table-cell table:style-name="Tableau7.A2" office:value-type="string">
            <text:p text:style-name="P32">29</text:p>
          </table:table-cell>
          <table:table-cell table:style-name="Tableau7.A2" office:value-type="string">
            <text:p text:style-name="P30">0,8746</text:p>
          </table:table-cell>
          <table:table-cell table:style-name="Tableau7.A2" office:value-type="string">
            <text:p text:style-name="P30">0,4848</text:p>
          </table:table-cell>
          <table:table-cell table:style-name="Tableau7.A2" office:value-type="string">
            <text:p text:style-name="P30">0,5543</text:p>
          </table:table-cell>
          <table:table-cell table:style-name="Tableau7.A2" office:value-type="string">
            <text:p text:style-name="P30">1,8807</text:p>
          </table:table-cell>
          <table:table-cell table:style-name="Tableau7.F2" office:value-type="string">
            <text:p text:style-name="P35">62</text:p>
          </table:table-cell>
        </table:table-row>
        <table:table-row table:style-name="Tableau7.2">
          <table:table-cell table:style-name="Tableau7.A2" office:value-type="string">
            <text:p text:style-name="P32">30</text:p>
          </table:table-cell>
          <table:table-cell table:style-name="Tableau7.A2" office:value-type="string">
            <text:p text:style-name="P30">0,8660</text:p>
          </table:table-cell>
          <table:table-cell table:style-name="Tableau7.A2" office:value-type="string">
            <text:p text:style-name="P30">0,5000</text:p>
          </table:table-cell>
          <table:table-cell table:style-name="Tableau7.A2" office:value-type="string">
            <text:p text:style-name="P30">0,5774</text:p>
          </table:table-cell>
          <table:table-cell table:style-name="Tableau7.A2" office:value-type="string">
            <text:p text:style-name="P30">1,8040</text:p>
          </table:table-cell>
          <table:table-cell table:style-name="Tableau7.F2" office:value-type="string">
            <text:p text:style-name="P35">61</text:p>
          </table:table-cell>
        </table:table-row>
        <table:table-row table:style-name="Tableau7.2">
          <table:table-cell table:style-name="Tableau7.A2" office:value-type="string">
            <text:p text:style-name="P32">31</text:p>
          </table:table-cell>
          <table:table-cell table:style-name="Tableau7.A2" office:value-type="string">
            <text:p text:style-name="P30">0,8572</text:p>
          </table:table-cell>
          <table:table-cell table:style-name="Tableau7.A2" office:value-type="string">
            <text:p text:style-name="P30">0,5150</text:p>
          </table:table-cell>
          <table:table-cell table:style-name="Tableau7.A2" office:value-type="string">
            <text:p text:style-name="P30">0,6009</text:p>
          </table:table-cell>
          <table:table-cell table:style-name="Tableau7.A2" office:value-type="string">
            <text:p text:style-name="P30">1,7321</text:p>
          </table:table-cell>
          <table:table-cell table:style-name="Tableau7.F2" office:value-type="string">
            <text:p text:style-name="P35">60</text:p>
          </table:table-cell>
        </table:table-row>
        <table:table-row table:style-name="Tableau7.2">
          <table:table-cell table:style-name="Tableau7.A2" office:value-type="string">
            <text:p text:style-name="P32">32</text:p>
          </table:table-cell>
          <table:table-cell table:style-name="Tableau7.A2" office:value-type="string">
            <text:p text:style-name="P30">0,8480</text:p>
          </table:table-cell>
          <table:table-cell table:style-name="Tableau7.A2" office:value-type="string">
            <text:p text:style-name="P30">0,5299</text:p>
          </table:table-cell>
          <table:table-cell table:style-name="Tableau7.A2" office:value-type="string">
            <text:p text:style-name="P30">0,6249</text:p>
          </table:table-cell>
          <table:table-cell table:style-name="Tableau7.A2" office:value-type="string">
            <text:p text:style-name="P30">1,6643</text:p>
          </table:table-cell>
          <table:table-cell table:style-name="Tableau7.F2" office:value-type="string">
            <text:p text:style-name="P35">59</text:p>
          </table:table-cell>
        </table:table-row>
        <table:table-row table:style-name="Tableau7.2">
          <table:table-cell table:style-name="Tableau7.A2" office:value-type="string">
            <text:p text:style-name="P32">33</text:p>
          </table:table-cell>
          <table:table-cell table:style-name="Tableau7.A2" office:value-type="string">
            <text:p text:style-name="P30">0,8387</text:p>
          </table:table-cell>
          <table:table-cell table:style-name="Tableau7.A2" office:value-type="string">
            <text:p text:style-name="P30">0,5446</text:p>
          </table:table-cell>
          <table:table-cell table:style-name="Tableau7.A2" office:value-type="string">
            <text:p text:style-name="P30">0,6494</text:p>
          </table:table-cell>
          <table:table-cell table:style-name="Tableau7.A2" office:value-type="string">
            <text:p text:style-name="P30">1,6003</text:p>
          </table:table-cell>
          <table:table-cell table:style-name="Tableau7.F2" office:value-type="string">
            <text:p text:style-name="P35">58</text:p>
          </table:table-cell>
        </table:table-row>
        <table:table-row table:style-name="Tableau7.2">
          <table:table-cell table:style-name="Tableau7.A2" office:value-type="string">
            <text:p text:style-name="P32">34</text:p>
          </table:table-cell>
          <table:table-cell table:style-name="Tableau7.A2" office:value-type="string">
            <text:p text:style-name="P30">0,8290</text:p>
          </table:table-cell>
          <table:table-cell table:style-name="Tableau7.A2" office:value-type="string">
            <text:p text:style-name="P30">0,5592</text:p>
          </table:table-cell>
          <table:table-cell table:style-name="Tableau7.A2" office:value-type="string">
            <text:p text:style-name="P30">0,6745</text:p>
          </table:table-cell>
          <table:table-cell table:style-name="Tableau7.A2" office:value-type="string">
            <text:p text:style-name="P30">1,5399</text:p>
          </table:table-cell>
          <table:table-cell table:style-name="Tableau7.F2" office:value-type="string">
            <text:p text:style-name="P35">57</text:p>
          </table:table-cell>
        </table:table-row>
        <table:table-row table:style-name="Tableau7.2">
          <table:table-cell table:style-name="Tableau7.A2" office:value-type="string">
            <text:p text:style-name="P32">35</text:p>
          </table:table-cell>
          <table:table-cell table:style-name="Tableau7.A2" office:value-type="string">
            <text:p text:style-name="P30">0,8192</text:p>
          </table:table-cell>
          <table:table-cell table:style-name="Tableau7.A2" office:value-type="string">
            <text:p text:style-name="P30">0,5736</text:p>
          </table:table-cell>
          <table:table-cell table:style-name="Tableau7.A2" office:value-type="string">
            <text:p text:style-name="P30">0,7002</text:p>
          </table:table-cell>
          <table:table-cell table:style-name="Tableau7.A2" office:value-type="string">
            <text:p text:style-name="P30">1,4826</text:p>
          </table:table-cell>
          <table:table-cell table:style-name="Tableau7.F2" office:value-type="string">
            <text:p text:style-name="P35">56</text:p>
          </table:table-cell>
        </table:table-row>
        <table:table-row table:style-name="Tableau7.2">
          <table:table-cell table:style-name="Tableau7.A2" office:value-type="string">
            <text:p text:style-name="P32">36</text:p>
          </table:table-cell>
          <table:table-cell table:style-name="Tableau7.A2" office:value-type="string">
            <text:p text:style-name="P30">0,8090</text:p>
          </table:table-cell>
          <table:table-cell table:style-name="Tableau7.A2" office:value-type="string">
            <text:p text:style-name="P30">0,5878</text:p>
          </table:table-cell>
          <table:table-cell table:style-name="Tableau7.A2" office:value-type="string">
            <text:p text:style-name="P30">0,7265</text:p>
          </table:table-cell>
          <table:table-cell table:style-name="Tableau7.A2" office:value-type="string">
            <text:p text:style-name="P30">1,4281</text:p>
          </table:table-cell>
          <table:table-cell table:style-name="Tableau7.F2" office:value-type="string">
            <text:p text:style-name="P35">55</text:p>
          </table:table-cell>
        </table:table-row>
        <table:table-row table:style-name="Tableau7.2">
          <table:table-cell table:style-name="Tableau7.A2" office:value-type="string">
            <text:p text:style-name="P32">37</text:p>
          </table:table-cell>
          <table:table-cell table:style-name="Tableau7.A2" office:value-type="string">
            <text:p text:style-name="P30">0,7986</text:p>
          </table:table-cell>
          <table:table-cell table:style-name="Tableau7.A2" office:value-type="string">
            <text:p text:style-name="P30">0,6018</text:p>
          </table:table-cell>
          <table:table-cell table:style-name="Tableau7.A2" office:value-type="string">
            <text:p text:style-name="P30">0,7536</text:p>
          </table:table-cell>
          <table:table-cell table:style-name="Tableau7.A2" office:value-type="string">
            <text:p text:style-name="P30">1,3764</text:p>
          </table:table-cell>
          <table:table-cell table:style-name="Tableau7.F2" office:value-type="string">
            <text:p text:style-name="P35">54</text:p>
          </table:table-cell>
        </table:table-row>
        <table:table-row table:style-name="Tableau7.2">
          <table:table-cell table:style-name="Tableau7.A2" office:value-type="string">
            <text:p text:style-name="P32">38</text:p>
          </table:table-cell>
          <table:table-cell table:style-name="Tableau7.A2" office:value-type="string">
            <text:p text:style-name="P30">0,7880</text:p>
          </table:table-cell>
          <table:table-cell table:style-name="Tableau7.A2" office:value-type="string">
            <text:p text:style-name="P30">0,6157</text:p>
          </table:table-cell>
          <table:table-cell table:style-name="Tableau7.A2" office:value-type="string">
            <text:p text:style-name="P30">0,7813</text:p>
          </table:table-cell>
          <table:table-cell table:style-name="Tableau7.A2" office:value-type="string">
            <text:p text:style-name="P30">1,3270</text:p>
          </table:table-cell>
          <table:table-cell table:style-name="Tableau7.F2" office:value-type="string">
            <text:p text:style-name="P35">53</text:p>
          </table:table-cell>
        </table:table-row>
        <table:table-row table:style-name="Tableau7.2">
          <table:table-cell table:style-name="Tableau7.A2" office:value-type="string">
            <text:p text:style-name="P32">39</text:p>
          </table:table-cell>
          <table:table-cell table:style-name="Tableau7.A2" office:value-type="string">
            <text:p text:style-name="P30">0,7771</text:p>
          </table:table-cell>
          <table:table-cell table:style-name="Tableau7.A2" office:value-type="string">
            <text:p text:style-name="P30">0,6293</text:p>
          </table:table-cell>
          <table:table-cell table:style-name="Tableau7.A2" office:value-type="string">
            <text:p text:style-name="P30">0,8098</text:p>
          </table:table-cell>
          <table:table-cell table:style-name="Tableau7.A2" office:value-type="string">
            <text:p text:style-name="P30">1,2799</text:p>
          </table:table-cell>
          <table:table-cell table:style-name="Tableau7.F2" office:value-type="string">
            <text:p text:style-name="P35">52</text:p>
          </table:table-cell>
        </table:table-row>
        <table:table-row table:style-name="Tableau7.2">
          <table:table-cell table:style-name="Tableau7.A2" office:value-type="string">
            <text:p text:style-name="P32">40</text:p>
          </table:table-cell>
          <table:table-cell table:style-name="Tableau7.A2" office:value-type="string">
            <text:p text:style-name="P30">0,7660</text:p>
          </table:table-cell>
          <table:table-cell table:style-name="Tableau7.A2" office:value-type="string">
            <text:p text:style-name="P30">0,6428</text:p>
          </table:table-cell>
          <table:table-cell table:style-name="Tableau7.A2" office:value-type="string">
            <text:p text:style-name="P30">0,8391</text:p>
          </table:table-cell>
          <table:table-cell table:style-name="Tableau7.A2" office:value-type="string">
            <text:p text:style-name="P30">1,2349</text:p>
          </table:table-cell>
          <table:table-cell table:style-name="Tableau7.F2" office:value-type="string">
            <text:p text:style-name="P35">51</text:p>
          </table:table-cell>
        </table:table-row>
        <table:table-row table:style-name="Tableau7.2">
          <table:table-cell table:style-name="Tableau7.A2" office:value-type="string">
            <text:p text:style-name="P32">41</text:p>
          </table:table-cell>
          <table:table-cell table:style-name="Tableau7.A2" office:value-type="string">
            <text:p text:style-name="P30">0,7547</text:p>
          </table:table-cell>
          <table:table-cell table:style-name="Tableau7.A2" office:value-type="string">
            <text:p text:style-name="P30">0,6561</text:p>
          </table:table-cell>
          <table:table-cell table:style-name="Tableau7.A2" office:value-type="string">
            <text:p text:style-name="P30">0,8693</text:p>
          </table:table-cell>
          <table:table-cell table:style-name="Tableau7.A2" office:value-type="string">
            <text:p text:style-name="P30">1,1918</text:p>
          </table:table-cell>
          <table:table-cell table:style-name="Tableau7.F2" office:value-type="string">
            <text:p text:style-name="P35">50</text:p>
          </table:table-cell>
        </table:table-row>
        <table:table-row table:style-name="Tableau7.2">
          <table:table-cell table:style-name="Tableau7.A2" office:value-type="string">
            <text:p text:style-name="P32">42</text:p>
          </table:table-cell>
          <table:table-cell table:style-name="Tableau7.A2" office:value-type="string">
            <text:p text:style-name="P30">0,7431</text:p>
          </table:table-cell>
          <table:table-cell table:style-name="Tableau7.A2" office:value-type="string">
            <text:p text:style-name="P30">0,6691</text:p>
          </table:table-cell>
          <table:table-cell table:style-name="Tableau7.A2" office:value-type="string">
            <text:p text:style-name="P30">0,9004</text:p>
          </table:table-cell>
          <table:table-cell table:style-name="Tableau7.A2" office:value-type="string">
            <text:p text:style-name="P30">1,1504</text:p>
          </table:table-cell>
          <table:table-cell table:style-name="Tableau7.F2" office:value-type="string">
            <text:p text:style-name="P35">49</text:p>
          </table:table-cell>
        </table:table-row>
        <table:table-row table:style-name="Tableau7.2">
          <table:table-cell table:style-name="Tableau7.A2" office:value-type="string">
            <text:p text:style-name="P32">43</text:p>
          </table:table-cell>
          <table:table-cell table:style-name="Tableau7.A2" office:value-type="string">
            <text:p text:style-name="P30">0,7314</text:p>
          </table:table-cell>
          <table:table-cell table:style-name="Tableau7.A2" office:value-type="string">
            <text:p text:style-name="P30">0,6820</text:p>
          </table:table-cell>
          <table:table-cell table:style-name="Tableau7.A2" office:value-type="string">
            <text:p text:style-name="P30">0,9325</text:p>
          </table:table-cell>
          <table:table-cell table:style-name="Tableau7.A2" office:value-type="string">
            <text:p text:style-name="P30">1,1106</text:p>
          </table:table-cell>
          <table:table-cell table:style-name="Tableau7.F2" office:value-type="string">
            <text:p text:style-name="P35">48</text:p>
          </table:table-cell>
        </table:table-row>
        <table:table-row table:style-name="Tableau7.2">
          <table:table-cell table:style-name="Tableau7.A2" office:value-type="string">
            <text:p text:style-name="P32">44</text:p>
          </table:table-cell>
          <table:table-cell table:style-name="Tableau7.A2" office:value-type="string">
            <text:p text:style-name="P30">0,7193</text:p>
          </table:table-cell>
          <table:table-cell table:style-name="Tableau7.A2" office:value-type="string">
            <text:p text:style-name="P30">0,6947</text:p>
          </table:table-cell>
          <table:table-cell table:style-name="Tableau7.A2" office:value-type="string">
            <text:p text:style-name="P30">0,9657</text:p>
          </table:table-cell>
          <table:table-cell table:style-name="Tableau7.A2" office:value-type="string">
            <text:p text:style-name="P30">1,0724</text:p>
          </table:table-cell>
          <table:table-cell table:style-name="Tableau7.F2" office:value-type="string">
            <text:p text:style-name="P35">47</text:p>
          </table:table-cell>
        </table:table-row>
        <table:table-row table:style-name="Tableau7.2">
          <table:table-cell table:style-name="Tableau7.A2" office:value-type="string">
            <text:p text:style-name="P32">45</text:p>
          </table:table-cell>
          <table:table-cell table:style-name="Tableau7.A2" office:value-type="string">
            <text:p text:style-name="P30">0,7071</text:p>
          </table:table-cell>
          <table:table-cell table:style-name="Tableau7.A2" office:value-type="string">
            <text:p text:style-name="P30">0,7071</text:p>
          </table:table-cell>
          <table:table-cell table:style-name="Tableau7.A2" office:value-type="string">
            <text:p text:style-name="P30">1,0000</text:p>
          </table:table-cell>
          <table:table-cell table:style-name="Tableau7.A2" office:value-type="string">
            <text:p text:style-name="P30">1,0355</text:p>
          </table:table-cell>
          <table:table-cell table:style-name="Tableau7.F2" office:value-type="string">
            <text:p text:style-name="P35">46</text:p>
          </table:table-cell>
        </table:table-row>
        <table:table-row table:style-name="Tableau7.1">
          <table:table-cell table:style-name="Tableau7.A2" office:value-type="string">
            <text:p text:style-name="P33"/>
          </table:table-cell>
          <table:table-cell table:style-name="Tableau7.A2" office:value-type="string">
            <text:p text:style-name="P36">sinus</text:p>
          </table:table-cell>
          <table:table-cell table:style-name="Tableau7.A2" office:value-type="string">
            <text:p text:style-name="P36">cosinus</text:p>
          </table:table-cell>
          <table:table-cell table:style-name="Tableau7.A2" office:value-type="string">
            <text:p text:style-name="P36"/>
          </table:table-cell>
          <table:table-cell table:style-name="Tableau7.A2" office:value-type="string">
            <text:p text:style-name="P36">tangente</text:p>
          </table:table-cell>
          <table:table-cell table:style-name="Tableau7.F2" office:value-type="string">
            <text:p text:style-name="P36">Angle <text:span text:style-name="T17">(°)</text:span></text:p>
          </table:table-cell>
        </table:table-row>
      </table:table>
      <text:p text:style-name="P56">Programme :</text:p>
      <text:p text:style-name="P46"/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27">Connaissances</text:p>
          </table:table-cell>
          <table:table-cell table:style-name="Tableau5.A1" office:value-type="string">
            <text:p text:style-name="P27">Capacités</text:p>
          </table:table-cell>
          <table:table-cell table:style-name="Tableau5.C1" office:value-type="string">
            <text:p text:style-name="P27">Commentaires</text:p>
          </table:table-cell>
        </table:table-row>
        <table:table-row table:style-name="Tableau5.1">
          <table:table-cell table:style-name="Tableau5.A2" office:value-type="string">
            <text:p text:style-name="P57">3.1 Figures planes</text:p>
            <text:p text:style-name="P58">Triangle rectangle, <text:span text:style-name="T10">relations trigonométriques.</text:span></text:p>
          </table:table-cell>
          <table:table-cell table:style-name="Tableau5.A2" office:value-type="string">
            <text:p text:style-name="P61"/>
            <text:p text:style-name="P60">- Connaître et utiliser les relations entre le cosinus, le sinus ou la tangente d’un angle aigu et les longueurs de deux des côtés d’un triangle rectangle.</text:p>
            <text:p text:style-name="P60">- Déterminer, à l’aide de la calculatrice, des valeurs approchées :</text:p>
            <text:p text:style-name="P62">- du sinus, du cosinus et de la tangente d’un angle aigu donné ;</text:p>
            <text:p text:style-name="P62">- de l’angle aigu dont on connaît le cosinus, le sinus ou la tangente.</text:p>
          </table:table-cell>
          <table:table-cell table:style-name="Tableau5.C2" office:value-type="string">
            <text:p text:style-name="P59"/>
            <text:p text:style-name="P60">La définition du cosinus a été vue en classe de Quatrième. Le sinus et la tangente d’un angle aigu sont introduits comme rapports de longueurs. Les formules suivantes sont à démontrer :</text:p>
            <text:p text:style-name="P58"><text:span text:style-name="T10">cos</text:span><text:span text:style-name="T11">2</text:span><text:span text:style-name="T10"> Â + sin</text:span><text:span text:style-name="T11">2</text:span><text:span text:style-name="T10"> Â = 1 <text:s/>et <text:s/>tan Â = </text:span><text:span text:style-name="T10"><draw:frame draw:style-name="fr5" draw:name="Objet31" text:anchor-type="as-char" svg:width="0.857cm" svg:height="0.75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0"> .</text:span></text:p>
            <text:p text:style-name="P58">La seule unité utilisée est le degré décimal.</text:p>
          </table:table-cell>
        </table:table-row>
      </table:table>
      <text:p text:style-name="Standard"/>
      <text:p text:style-name="P25">Compétences exigibles :</text:p>
      <text:list xml:id="list2286483516594285818" text:style-name="L8">
        <text:list-item>
          <text:p text:style-name="P79">Connaître et utiliser le cosinus pour calculer un angle aigu d’un triangle rectangle.</text:p>
        </text:list-item>
        <text:list-item>
          <text:p text:style-name="P79">Connaître et utiliser le cosinus pour calculer la longueur d’un côté de l’angle droit d’un triangle rectangle.</text:p>
        </text:list-item>
        <text:list-item>
          <text:p text:style-name="P79">Connaître et utiliser le cosinus pour calculer la longueur de l’hypoténuse d’un triangle rectangle.</text:p>
        </text:list-item>
        <text:list-item>
          <text:p text:style-name="P79">Utiliser les touches cos et cos<text:span text:style-name="T11">-1</text:span> de la calculatrice pour déterminer une valeur approché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math_20_3_20_titre_20_regroupement" style:display-name="math 3 titre regroupement" style:family="paragraph" style:parent-style-name="Standard" style:class="text" style:master-page-name="">
      <style:paragraph-properties fo:margin-left="0.499cm" fo:margin-right="0cm" fo:margin-top="0.15cm" fo:margin-bottom="0cm" style:contextual-spacing="false" fo:text-indent="0cm" style:auto-text-indent="false" style:page-number="auto"/>
      <style:text-properties fo:font-variant="small-caps" style:font-name="Verdana1" fo:font-family="Verdana" style:font-style-name="Gras" style:font-family-generic="swiss" style:font-pitch="variable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6T17:00:25.59</meta:creation-date>
    <meta:editing-duration>PT11H9M44S</meta:editing-duration>
    <meta:editing-cycles>34</meta:editing-cycles>
    <meta:generator>LibreOffice/4.2.8.2$Linux_X86_64 LibreOffice_project/420m0$Build-2</meta:generator>
    <meta:initial-creator>Johann DOLIVET</meta:initial-creator>
    <dc:date>2015-06-05T18:06:48.094993845</dc:date>
    <meta:document-statistic meta:table-count="10" meta:image-count="7" meta:object-count="75" meta:page-count="7" meta:paragraph-count="392" meta:word-count="818" meta:character-count="4360" meta:non-whitespace-character-count="3850"/>
  </office:meta>
</office:document-meta>
</file>

<file path=Object 1/content.xml><?xml version="1.0" encoding="utf-8"?>
<math xmlns="http://www.w3.org/1998/Math/MathML">
  <semantics>
    <mfrac>
      <mrow>
        <mi mathvariant="italic">longueur</mi>
        <mi mathvariant="italic">du</mi>
        <mi mathvariant="italic">côté</mi>
        <mi mathvariant="italic">adjacent</mi>
        <mi>à</mi>
        <mi mathvariant="italic">cet</mi>
        <mi mathvariant="italic">angle</mi>
      </mrow>
      <mrow>
        <mi mathvariant="italic">longueur</mi>
        <mi mathvariant="italic">de</mi>
        <mi>l</mi>
        <mi>'</mi>
        <mi mathvariant="italic">hypoténuse</mi>
      </mrow>
    </mfrac>
    <annotation encoding="StarMath 5.0">{longueur du côté adjacent à cet angle} over {longueur de l'hypoténuse}</annotation>
  </semantics>
</math>
</file>

<file path=Object 10/content.xml><?xml version="1.0" encoding="utf-8"?>
<math xmlns="http://www.w3.org/1998/Math/MathML">
  <semantics>
    <mrow>
      <msup>
        <mi>sin</mi>
        <mn>2</mn>
      </msup>
      <mrow>
        <mo stretchy="false">α</mo>
        <mi mathvariant="normal">=</mi>
        <mfrac>
          <mrow>
            <mrow>
              <mn>1</mn>
              <mi mathvariant="normal">−</mi>
              <mi>cos</mi>
            </mrow>
            <mrow>
              <mo stretchy="false">(</mo>
              <mrow>
                <mn>2</mn>
                <mo stretchy="false">α</mo>
              </mrow>
              <mo stretchy="false">)</mo>
            </mrow>
          </mrow>
          <mn>2</mn>
        </mfrac>
      </mrow>
    </mrow>
    <annotation encoding="StarMath 5.0">sin^2%alpha={1-cos({2}%alpha)} over 2
</annotation>
  </semantics>
</math>
</file>

<file path=Object 11/content.xml><?xml version="1.0" encoding="utf-8"?>
<math xmlns="http://www.w3.org/1998/Math/MathML">
  <semantics>
    <mrow>
      <msup>
        <mi>cos</mi>
        <mn>2</mn>
      </msup>
      <mrow>
        <mo stretchy="false">α</mo>
        <mi mathvariant="normal">=</mi>
        <mrow>
          <mn>1</mn>
          <mi mathvariant="normal">−</mi>
          <msup>
            <mi>sin</mi>
            <mn>2</mn>
          </msup>
        </mrow>
      </mrow>
      <mo stretchy="false">α</mo>
    </mrow>
    <annotation encoding="StarMath 5.0">  cos^2 %alpha = {1}-sin^2 %alpha</annotation>
  </semantics>
</math>
</file>

<file path=Object 12/content.xml><?xml version="1.0" encoding="utf-8"?>
<math xmlns="http://www.w3.org/1998/Math/MathML">
  <semantics>
    <mrow>
      <mi>sin</mi>
      <mrow>
        <mrow>
          <mrow>
            <mrow>
              <mrow>
                <mrow>
                  <mn>22,5</mn>
                  <mi>°</mi>
                </mrow>
                <mi mathvariant="normal">=</mi>
                <msqrt>
                  <mfrac>
                    <mrow>
                      <mn>1</mn>
                      <mi>–</mi>
                      <mi>cos</mi>
                      <mrow>
                        <mn>45</mn>
                        <mi>°</mi>
                      </mrow>
                    </mrow>
                    <mn>2</mn>
                  </mfrac>
                </msqrt>
              </mrow>
              <mi mathvariant="normal">=</mi>
              <msqrt>
                <mfrac>
                  <mrow>
                    <mn>1</mn>
                    <mi>–</mi>
                    <mfrac>
                      <mn>1</mn>
                      <msqrt>
                        <mn>2</mn>
                      </msqrt>
                    </mfrac>
                  </mrow>
                  <mn>2</mn>
                </mfrac>
              </msqrt>
            </mrow>
            <mi mathvariant="normal">=</mi>
            <msqrt>
              <mrow>
                <mfrac>
                  <mn>1</mn>
                  <mn>2</mn>
                </mfrac>
                <mi>–</mi>
                <mfrac>
                  <mn>1</mn>
                  <mrow>
                    <mn>2</mn>
                    <msqrt>
                      <mn>2</mn>
                    </msqrt>
                  </mrow>
                </mfrac>
              </mrow>
            </msqrt>
          </mrow>
          <mi mathvariant="normal">=</mi>
          <msqrt>
            <mfrac>
              <mrow>
                <mn>2</mn>
                <mi mathvariant="normal">−</mi>
                <msqrt>
                  <mn>2</mn>
                </msqrt>
              </mrow>
              <mn>4</mn>
            </mfrac>
          </msqrt>
        </mrow>
        <mi mathvariant="normal">=</mi>
        <mfrac>
          <msqrt>
            <mrow>
              <mn>2</mn>
              <mi mathvariant="normal">−</mi>
              <msqrt>
                <mn>2</mn>
              </msqrt>
            </mrow>
          </msqrt>
          <mn>2</mn>
        </mfrac>
      </mrow>
    </mrow>
    <annotation encoding="StarMath 5.0">sin {22,5°}=sqrt{{{1}–cos {45°}} over {2}}=sqrt{{{1}–{1} over sqrt{2}} over {2}}=sqrt{{{1} over 2–{1} over {2 sqrt{2}}}}=sqrt{{2 - sqrt 2} over 4}=sqrt{2 - sqrt 2} over 2</annotation>
  </semantics>
</math>
</file>

<file path=Object 13/content.xml><?xml version="1.0" encoding="utf-8"?>
<math xmlns="http://www.w3.org/1998/Math/MathML">
  <semantics>
    <mrow>
      <mi>cos</mi>
      <mrow>
        <mrow>
          <mrow>
            <mrow>
              <mrow>
                <mn>22,5</mn>
                <mi>°</mi>
              </mrow>
              <mi mathvariant="normal">=</mi>
              <msqrt>
                <mrow>
                  <mn>1</mn>
                  <mi>–</mi>
                  <msup>
                    <mi>sin</mi>
                    <mn>2</mn>
                  </msup>
                  <mrow>
                    <mn>22,5</mn>
                    <mi>°</mi>
                  </mrow>
                </mrow>
              </msqrt>
            </mrow>
            <mi mathvariant="normal">=</mi>
            <msqrt>
              <mrow>
                <mn>1</mn>
                <mi mathvariant="normal">−</mi>
                <mfrac>
                  <mrow>
                    <mn>2</mn>
                    <mi mathvariant="normal">−</mi>
                    <msqrt>
                      <mn>2</mn>
                    </msqrt>
                  </mrow>
                  <mn>4</mn>
                </mfrac>
              </mrow>
            </msqrt>
          </mrow>
          <mi mathvariant="normal">=</mi>
          <msqrt>
            <mfrac>
              <mrow>
                <mn>2</mn>
                <mo stretchy="false">+</mo>
                <msqrt>
                  <mn>2</mn>
                </msqrt>
              </mrow>
              <mn>4</mn>
            </mfrac>
          </msqrt>
        </mrow>
        <mi mathvariant="normal">=</mi>
        <mfrac>
          <msqrt>
            <mrow>
              <mn>2</mn>
              <mo stretchy="false">+</mo>
              <msqrt>
                <mn>2</mn>
              </msqrt>
            </mrow>
          </msqrt>
          <mn>2</mn>
        </mfrac>
      </mrow>
    </mrow>
    <annotation encoding="StarMath 5.0">cos {22,5°}=sqrt{{{1}–sin ^2{22,5°}} }=sqrt{1 - {2- sqrt 2} over 4}=sqrt{{2+{ sqrt 2}} over 4}=sqrt{2+{ sqrt 2}} over 2</annotation>
  </semantics>
</math>
</file>

<file path=Object 14/content.xml><?xml version="1.0" encoding="utf-8"?>
<math xmlns="http://www.w3.org/1998/Math/MathML">
  <semantics>
    <mrow>
      <mi>tan</mi>
      <mrow>
        <mrow>
          <mrow>
            <mrow>
              <mrow>
                <mrow>
                  <mn>22,5</mn>
                  <mi>°</mi>
                </mrow>
                <mi mathvariant="normal">=</mi>
                <mfrac>
                  <mrow>
                    <mi>sin</mi>
                    <mrow>
                      <mn>22,5</mn>
                      <mi>°</mi>
                    </mrow>
                  </mrow>
                  <mrow>
                    <mi>cos</mi>
                    <mrow>
                      <mn>22,5</mn>
                      <mi>°</mi>
                    </mrow>
                  </mrow>
                </mfrac>
              </mrow>
              <mi mathvariant="normal">=</mi>
              <mfrac>
                <mfrac>
                  <msqrt>
                    <mrow>
                      <mn>2</mn>
                      <mi mathvariant="normal">−</mi>
                      <msqrt>
                        <mn>2</mn>
                      </msqrt>
                    </mrow>
                  </msqrt>
                  <mn>2</mn>
                </mfrac>
                <mfrac>
                  <msqrt>
                    <mrow>
                      <mn>2</mn>
                      <mo stretchy="false">+</mo>
                      <msqrt>
                        <mn>2</mn>
                      </msqrt>
                    </mrow>
                  </msqrt>
                  <mn>2</mn>
                </mfrac>
              </mfrac>
            </mrow>
            <mi mathvariant="normal">=</mi>
            <mfrac>
              <msqrt>
                <mrow>
                  <mn>2</mn>
                  <mi mathvariant="normal">−</mi>
                  <msqrt>
                    <mn>2</mn>
                  </msqrt>
                </mrow>
              </msqrt>
              <msqrt>
                <mrow>
                  <mn>2</mn>
                  <mo stretchy="false">+</mo>
                  <msqrt>
                    <mn>2</mn>
                  </msqrt>
                </mrow>
              </msqrt>
            </mfrac>
          </mrow>
          <mi mathvariant="normal">=</mi>
          <msqrt>
            <mfrac>
              <mrow>
                <mn>2</mn>
                <mi mathvariant="normal">−</mi>
                <msqrt>
                  <mn>2</mn>
                </msqrt>
              </mrow>
              <mrow>
                <mn>2</mn>
                <mo stretchy="false">+</mo>
                <msqrt>
                  <mn>2</mn>
                </msqrt>
              </mrow>
            </mfrac>
          </msqrt>
        </mrow>
        <mi mathvariant="normal">=</mi>
        <msqrt>
          <mfrac>
            <mrow>
              <msqrt>
                <mn>2</mn>
              </msqrt>
              <mi mathvariant="normal">−</mi>
              <mn>1</mn>
            </mrow>
            <mrow>
              <msqrt>
                <mn>2</mn>
              </msqrt>
              <mo stretchy="false">+</mo>
              <mn>1</mn>
            </mrow>
          </mfrac>
        </msqrt>
      </mrow>
    </mrow>
    <annotation encoding="StarMath 5.0">tan {22,5°}={sin {22,5°}}over {cos {22,5°}}={sqrt{2-{ sqrt 2}}over 2} over {sqrt{2 + sqrt 2} over 2}={sqrt{2-{ sqrt 2}}} over {sqrt{2 + sqrt 2}}=sqrt{{2-{ sqrt 2}} over {2 + sqrt 2}}=sqrt{{{ sqrt 2}-1} over {sqrt 2 +1}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row>
        <math:mi>sin</math:mi>
        <math:mi>Â</math:mi>
      </math:mrow>
      <math:mrow>
        <math:mi>cos</math:mi>
        <math:mi>Â</math:mi>
      </math:mrow>
    </math:mfrac>
    <math:annotation math:encoding="StarMath 5.0">{sin Â}over{cos Â}</math:annotation>
  </math:semantics>
</math:math>
</file>

<file path=Object 16/content.xml><?xml version="1.0" encoding="utf-8"?>
<math xmlns="http://www.w3.org/1998/Math/MathML">
  <semantics>
    <mrow>
      <mi>cos</mi>
      <mrow>
        <mn>11,25</mn>
        <mi>°</mi>
      </mrow>
    </mrow>
    <annotation encoding="StarMath 5.0">cos {11,25°}</annotation>
  </semantics>
</math>
</file>

<file path=Object 17/content.xml><?xml version="1.0" encoding="utf-8"?>
<math xmlns="http://www.w3.org/1998/Math/MathML">
  <semantics>
    <mrow>
      <mi>sin</mi>
      <mrow>
        <mn>11,25</mn>
        <mi>°</mi>
      </mrow>
    </mrow>
    <annotation encoding="StarMath 5.0">sin {11,25°}</annotation>
  </semantics>
</math>
</file>

<file path=Object 18/content.xml><?xml version="1.0" encoding="utf-8"?>
<math xmlns="http://www.w3.org/1998/Math/MathML">
  <semantics>
    <mrow>
      <mi>tan</mi>
      <mrow>
        <mn>11,25</mn>
        <mi>°</mi>
      </mrow>
    </mrow>
    <annotation encoding="StarMath 5.0">tan {11,25°}</annotation>
  </semantics>
</math>
</file>

<file path=Object 19/content.xml><?xml version="1.0" encoding="utf-8"?>
<math xmlns="http://www.w3.org/1998/Math/MathML">
  <semantics>
    <mrow>
      <mi>cos</mi>
      <mrow>
        <mn>5,625</mn>
        <mi>°</mi>
      </mrow>
    </mrow>
    <annotation encoding="StarMath 5.0">cos {5,625°}</annotation>
  </semantics>
</math>
</file>

<file path=Object 2/content.xml><?xml version="1.0" encoding="utf-8"?>
<math xmlns="http://www.w3.org/1998/Math/MathML">
  <semantics>
    <mfrac>
      <mrow>
        <mi mathvariant="italic">longueur</mi>
        <mi mathvariant="italic">du</mi>
        <mi mathvariant="italic">côté</mi>
        <mi mathvariant="italic">opposé</mi>
        <mi>à</mi>
        <mi mathvariant="italic">cet</mi>
        <mi mathvariant="italic">angle</mi>
      </mrow>
      <mrow>
        <mi mathvariant="italic">longueur</mi>
        <mi mathvariant="italic">de</mi>
        <mi>l</mi>
        <mi>'</mi>
        <mi mathvariant="italic">hypoténuse</mi>
      </mrow>
    </mfrac>
    <annotation encoding="StarMath 5.0">{longueur du côté opposé à cet angle} over {longueur de l'hypoténuse}</annotation>
  </semantics>
</math>
</file>

<file path=Object 20/content.xml><?xml version="1.0" encoding="utf-8"?>
<math xmlns="http://www.w3.org/1998/Math/MathML">
  <semantics>
    <mrow>
      <mi>sin</mi>
      <mrow>
        <mn>5,625</mn>
        <mi>°</mi>
      </mrow>
    </mrow>
    <annotation encoding="StarMath 5.0">sin {5,625°}</annotation>
  </semantics>
</math>
</file>

<file path=Object 21/content.xml><?xml version="1.0" encoding="utf-8"?>
<math xmlns="http://www.w3.org/1998/Math/MathML">
  <semantics>
    <mrow>
      <mi>tan</mi>
      <mrow>
        <mn>5,625</mn>
        <mi>°</mi>
      </mrow>
    </mrow>
    <annotation encoding="StarMath 5.0">tan {5,625°}</annotation>
  </semantics>
</math>
</file>

<file path=Object 22/content.xml><?xml version="1.0" encoding="utf-8"?>
<math xmlns="http://www.w3.org/1998/Math/MathML">
  <semantics>
    <mrow>
      <mrow>
        <mover accent="true">
          <mi mathvariant="italic">DAC</mi>
          <mo stretchy="false">ˆ</mo>
        </mover>
        <mi mathvariant="normal">=</mi>
        <mn>60</mn>
      </mrow>
      <mi mathvariant="normal">°</mi>
      <mi/>
      <mi mathvariant="italic">et</mi>
      <mi/>
      <mrow>
        <mi mathvariant="italic">AC</mi>
        <mi mathvariant="normal">=</mi>
        <mi>a</mi>
      </mrow>
      <mi/>
      <mi mathvariant="italic">et</mi>
      <mi/>
      <mrow>
        <mi mathvariant="italic">AD</mi>
        <mi mathvariant="normal">=</mi>
        <mfrac>
          <mi>a</mi>
          <mn>2</mn>
        </mfrac>
      </mrow>
    </mrow>
    <annotation encoding="StarMath 5.0"> widehat {DAC}={60} circ   ~et ~AC =a ~et ~AD =a over {2}</annotation>
  </semantics>
</math>
</file>

<file path=Object 23/content.xml><?xml version="1.0" encoding="utf-8"?>
<math xmlns="http://www.w3.org/1998/Math/MathML">
  <semantics>
    <mrow>
      <mi>cos</mi>
      <mrow>
        <mrow>
          <mrow>
            <mrow>
              <mn>60</mn>
              <mi>°</mi>
            </mrow>
            <mo stretchy="false">=</mo>
            <mfrac>
              <mi mathvariant="italic">AD</mi>
              <mi mathvariant="italic">AC</mi>
            </mfrac>
          </mrow>
          <mo stretchy="false">=</mo>
          <mfrac>
            <mfrac>
              <mi>a</mi>
              <mn>2</mn>
            </mfrac>
            <mi>a</mi>
          </mfrac>
        </mrow>
        <mo stretchy="false">=</mo>
        <mfrac>
          <mn>1</mn>
          <mn>2</mn>
        </mfrac>
      </mrow>
    </mrow>
    <annotation encoding="StarMath 5.0">cos {60°}=AD over AC={a over {2}} over a={1} over {2}</annotation>
  </semantics>
</math>
</file>

<file path=Object 24/content.xml><?xml version="1.0" encoding="utf-8"?>
<math xmlns="http://www.w3.org/1998/Math/MathML">
  <semantics>
    <mrow>
      <msup>
        <mi mathvariant="italic">AC</mi>
        <mn>2</mn>
      </msup>
      <mi mathvariant="normal">=</mi>
      <mrow>
        <msup>
          <mi mathvariant="italic">AD</mi>
          <mn>2</mn>
        </msup>
        <mo stretchy="false">+</mo>
        <msup>
          <mi mathvariant="italic">DC</mi>
          <mn>2</mn>
        </msup>
      </mrow>
    </mrow>
    <annotation encoding="StarMath 5.0">AC^2=AD^2+DC^2</annotation>
  </semantics>
</math>
</file>

<file path=Object 25/content.xml><?xml version="1.0" encoding="utf-8"?>
<math xmlns="http://www.w3.org/1998/Math/MathML">
  <semantics>
    <mrow>
      <msup>
        <mi>a</mi>
        <mn>2</mn>
      </msup>
      <mi mathvariant="normal">=</mi>
      <mrow>
        <msup>
          <mfrac>
            <mi>a</mi>
            <mn>2</mn>
          </mfrac>
          <mn>2</mn>
        </msup>
        <mo stretchy="false">+</mo>
        <msup>
          <mi mathvariant="italic">DC</mi>
          <mn>2</mn>
        </msup>
      </mrow>
    </mrow>
    <annotation encoding="StarMath 5.0">a^2={a over {2}}^2 + DC^2</annotation>
  </semantics>
</math>
</file>

<file path=Object 26/content.xml><?xml version="1.0" encoding="utf-8"?>
<math xmlns="http://www.w3.org/1998/Math/MathML">
  <semantics>
    <mrow>
      <mrow>
        <msup>
          <mi mathvariant="italic">DC</mi>
          <mn>2</mn>
        </msup>
        <mi mathvariant="normal">=</mi>
        <msup>
          <mi>a</mi>
          <mn>2</mn>
        </msup>
      </mrow>
      <mi>–</mi>
      <mrow>
        <mfrac>
          <msup>
            <mi>a</mi>
            <mn>2</mn>
          </msup>
          <mn>4</mn>
        </mfrac>
        <mi mathvariant="normal">=</mi>
        <mfrac>
          <mrow>
            <mn>3</mn>
            <msup>
              <mi>a</mi>
              <mn>2</mn>
            </msup>
          </mrow>
          <mn>4</mn>
        </mfrac>
      </mrow>
    </mrow>
    <annotation encoding="StarMath 5.0">DC^2=a^2–a^2 over {4}={{3}a^2} over {4}</annotation>
  </semantics>
</math>
</file>

<file path=Object 27/content.xml><?xml version="1.0" encoding="utf-8"?>
<math xmlns="http://www.w3.org/1998/Math/MathML">
  <semantics>
    <mrow>
      <mi mathvariant="italic">DC</mi>
      <mi mathvariant="normal">=</mi>
      <mfrac>
        <mrow>
          <msqrt>
            <mn>3</mn>
          </msqrt>
          <mi>a</mi>
        </mrow>
        <mn>2</mn>
      </mfrac>
    </mrow>
    <annotation encoding="StarMath 5.0">DC={sqrt{3}a} over {2}</annotation>
  </semantics>
</math>
</file>

<file path=Object 28/content.xml><?xml version="1.0" encoding="utf-8"?>
<math xmlns="http://www.w3.org/1998/Math/MathML">
  <semantics>
    <mrow>
      <mi>sin</mi>
      <mrow>
        <mrow>
          <mrow>
            <mrow>
              <mn>60</mn>
              <mi>°</mi>
            </mrow>
            <mo stretchy="false">=</mo>
            <mfrac>
              <mi mathvariant="italic">DC</mi>
              <mi mathvariant="italic">AC</mi>
            </mfrac>
          </mrow>
          <mo stretchy="false">=</mo>
          <mfrac>
            <mfrac>
              <mrow>
                <msqrt>
                  <mn>3</mn>
                </msqrt>
                <mi>a</mi>
              </mrow>
              <mn>2</mn>
            </mfrac>
            <mi>a</mi>
          </mfrac>
        </mrow>
        <mo stretchy="false">=</mo>
        <mfrac>
          <msqrt>
            <mn>3</mn>
          </msqrt>
          <mn>2</mn>
        </mfrac>
      </mrow>
    </mrow>
    <annotation encoding="StarMath 5.0">sin {60°} =DC over AC={{sqrt{3}a} over {2}} over a={sqrt{3}} over {2}</annotation>
  </semantics>
</math>
</file>

<file path=Object 29/content.xml><?xml version="1.0" encoding="utf-8"?>
<math xmlns="http://www.w3.org/1998/Math/MathML">
  <semantics>
    <mrow>
      <mi>tan</mi>
      <mrow>
        <mrow>
          <mrow>
            <mrow>
              <mn>60</mn>
              <mi>°</mi>
            </mrow>
            <mo stretchy="false">=</mo>
            <mfrac>
              <mrow>
                <mi>sin</mi>
                <mrow>
                  <mn>60</mn>
                  <mi>°</mi>
                </mrow>
              </mrow>
              <mrow>
                <mi>cos</mi>
                <mrow>
                  <mn>60</mn>
                  <mi>°</mi>
                </mrow>
              </mrow>
            </mfrac>
          </mrow>
          <mo stretchy="false">=</mo>
          <mfrac>
            <mfrac>
              <msqrt>
                <mn>3</mn>
              </msqrt>
              <mn>2</mn>
            </mfrac>
            <mn>2</mn>
          </mfrac>
        </mrow>
        <mo stretchy="false">=</mo>
        <msqrt>
          <mn>3</mn>
        </msqrt>
      </mrow>
    </mrow>
    <annotation encoding="StarMath 5.0">tan{60°}  ={sin{60°}} over {cos{60°}} ={sqrt{3} over {2}} over {2}=sqrt{3}</annotation>
  </semantics>
</math>
</file>

<file path=Object 3/content.xml><?xml version="1.0" encoding="utf-8"?>
<math xmlns="http://www.w3.org/1998/Math/MathML">
  <semantics>
    <mfrac>
      <mrow>
        <mi mathvariant="italic">longueur</mi>
        <mi mathvariant="italic">du</mi>
        <mi mathvariant="italic">côté</mi>
        <mi mathvariant="italic">opposé</mi>
        <mi>à</mi>
        <mi mathvariant="italic">cet</mi>
        <mi mathvariant="italic">angle</mi>
      </mrow>
      <mrow>
        <mi mathvariant="italic">longueur</mi>
        <mi mathvariant="italic">du</mi>
        <mi mathvariant="italic">côté</mi>
        <mi mathvariant="italic">opposé</mi>
        <mi>à</mi>
        <mi mathvariant="italic">cet</mi>
        <mi mathvariant="italic">angle</mi>
      </mrow>
    </mfrac>
    <annotation encoding="StarMath 5.0">{longueur du côté opposé à cet angle} over {longueur du côté opposé à cet angle}</annotation>
  </semantics>
</math>
</file>

<file path=Object 30/content.xml><?xml version="1.0" encoding="utf-8"?>
<math xmlns="http://www.w3.org/1998/Math/MathML">
  <semantics>
    <mrow>
      <mrow>
        <mover accent="true">
          <mi mathvariant="italic">ACD</mi>
          <mo stretchy="false">ˆ</mo>
        </mover>
        <mi mathvariant="normal">=</mi>
        <mn>30</mn>
      </mrow>
      <mi mathvariant="normal">°</mi>
      <mi/>
      <mi mathvariant="italic">et</mi>
      <mi/>
      <mrow>
        <mi mathvariant="italic">AC</mi>
        <mi mathvariant="normal">=</mi>
        <mi>a</mi>
      </mrow>
      <mi/>
      <mi mathvariant="italic">et</mi>
      <mi/>
      <mrow>
        <mi mathvariant="italic">AD</mi>
        <mi mathvariant="normal">=</mi>
        <mfrac>
          <mi>a</mi>
          <mn>2</mn>
        </mfrac>
      </mrow>
    </mrow>
    <annotation encoding="StarMath 5.0"> widehat {ACD}={30} circ  ~et~ AC =a ~et~ AD =a over {2}</annotation>
  </semantics>
</math>
</file>

<file path=Object 31/content.xml><?xml version="1.0" encoding="utf-8"?>
<math xmlns="http://www.w3.org/1998/Math/MathML">
  <semantics>
    <mrow>
      <mi>sin</mi>
      <mrow>
        <mrow>
          <mrow>
            <mrow>
              <mn>30</mn>
              <mi>°</mi>
            </mrow>
            <mi mathvariant="normal">=</mi>
            <mfrac>
              <mi mathvariant="italic">AD</mi>
              <mi mathvariant="italic">AC</mi>
            </mfrac>
          </mrow>
          <mi mathvariant="normal">=</mi>
          <mfrac>
            <mfrac>
              <mi>a</mi>
              <mn>2</mn>
            </mfrac>
            <mi>a</mi>
          </mfrac>
        </mrow>
        <mi mathvariant="normal">=</mi>
        <mfrac>
          <mn>1</mn>
          <mn>2</mn>
        </mfrac>
      </mrow>
    </mrow>
    <annotation encoding="StarMath 5.0">sin {30°}=AD over AC={a over {2}} over a={1} over {2}</annotation>
  </semantics>
</math>
</file>

<file path=Object 32/content.xml><?xml version="1.0" encoding="utf-8"?>
<math xmlns="http://www.w3.org/1998/Math/MathML">
  <semantics>
    <mrow>
      <mi>cos</mi>
      <mrow>
        <mrow>
          <mn>30</mn>
          <mi>°</mi>
        </mrow>
        <mi mathvariant="normal">=</mi>
        <mfrac>
          <msqrt>
            <mn>3</mn>
          </msqrt>
          <mn>2</mn>
        </mfrac>
      </mrow>
    </mrow>
    <annotation encoding="StarMath 5.0">cos {30°} ={sqrt{3}} over {2}</annotation>
  </semantics>
</math>
</file>

<file path=Object 33/content.xml><?xml version="1.0" encoding="utf-8"?>
<math xmlns="http://www.w3.org/1998/Math/MathML">
  <semantics>
    <mrow>
      <mi>sin</mi>
      <mrow>
        <mrow>
          <mn>30</mn>
          <mi>°</mi>
        </mrow>
        <mi mathvariant="normal">=</mi>
        <mfrac>
          <mn>1</mn>
          <mn>2</mn>
        </mfrac>
      </mrow>
    </mrow>
    <annotation encoding="StarMath 5.0">sin {30°}={1} over {2}</annotation>
  </semantics>
</math>
</file>

<file path=Object 34/content.xml><?xml version="1.0" encoding="utf-8"?>
<math xmlns="http://www.w3.org/1998/Math/MathML">
  <semantics>
    <mrow>
      <msup>
        <mi mathvariant="italic">AC</mi>
        <mn>2</mn>
      </msup>
      <mi mathvariant="normal">=</mi>
      <mrow>
        <msup>
          <mi mathvariant="italic">AD</mi>
          <mn>2</mn>
        </msup>
        <mo stretchy="false">+</mo>
        <msup>
          <mi mathvariant="italic">DC</mi>
          <mn>2</mn>
        </msup>
      </mrow>
    </mrow>
    <annotation encoding="StarMath 5.0">AC^2=AD^2+DC^2</annotation>
  </semantics>
</math>
</file>

<file path=Object 35/content.xml><?xml version="1.0" encoding="utf-8"?>
<math xmlns="http://www.w3.org/1998/Math/MathML">
  <semantics>
    <mrow>
      <msup>
        <mi>sin</mi>
        <mn>2</mn>
      </msup>
      <mrow>
        <mo stretchy="false">α</mo>
        <mi mathvariant="normal">=</mi>
        <mfrac>
          <mrow>
            <mrow>
              <mn>1</mn>
              <mi mathvariant="normal">−</mi>
              <mi>cos</mi>
            </mrow>
            <mrow>
              <mo stretchy="false">(</mo>
              <mrow>
                <mn>2</mn>
                <mo stretchy="false">α</mo>
              </mrow>
              <mo stretchy="false">)</mo>
            </mrow>
          </mrow>
          <mn>2</mn>
        </mfrac>
      </mrow>
    </mrow>
    <annotation encoding="StarMath 5.0">sin^2%alpha={1-cos({2}%alpha)} over 2
</annotation>
  </semantics>
</math>
</file>

<file path=Object 36/content.xml><?xml version="1.0" encoding="utf-8"?>
<math xmlns="http://www.w3.org/1998/Math/MathML">
  <semantics>
    <mrow>
      <msup>
        <mi>a</mi>
        <mn>2</mn>
      </msup>
      <mi mathvariant="normal">=</mi>
      <mrow>
        <msup>
          <mfrac>
            <mi>a</mi>
            <mn>2</mn>
          </mfrac>
          <mn>2</mn>
        </msup>
        <mo stretchy="false">+</mo>
        <msup>
          <mi mathvariant="italic">DC</mi>
          <mn>2</mn>
        </msup>
      </mrow>
    </mrow>
    <annotation encoding="StarMath 5.0">a^2={a over {2}}^2 + DC^2</annotation>
  </semantics>
</math>
</file>

<file path=Object 37/content.xml><?xml version="1.0" encoding="utf-8"?>
<math xmlns="http://www.w3.org/1998/Math/MathML">
  <semantics>
    <mrow>
      <mi>cos</mi>
      <mrow>
        <mover accent="true">
          <mi mathvariant="italic">ABC</mi>
          <mo stretchy="false">ˆ</mo>
        </mover>
        <mi mathvariant="normal">=</mi>
        <mfrac>
          <mi mathvariant="italic">AB</mi>
          <mstyle color="red">
            <mrow>
              <mi mathvariant="italic">BC</mi>
            </mrow>
          </mstyle>
        </mfrac>
      </mrow>
    </mrow>
    <annotation encoding="StarMath 5.0"> Cos widehat{ABC}= AB over color red BC</annotation>
  </semantics>
</math>
</file>

<file path=Object 38/content.xml><?xml version="1.0" encoding="utf-8"?>
<math xmlns="http://www.w3.org/1998/Math/MathML">
  <semantics>
    <mrow>
      <mrow>
        <mi mathvariant="italic">AB</mi>
        <mi mathvariant="normal">=</mi>
        <mrow>
          <mstyle color="red">
            <mrow>
              <mi mathvariant="italic">BC</mi>
            </mrow>
          </mstyle>
          <mi mathvariant="normal">×</mi>
          <mi>cos</mi>
        </mrow>
      </mrow>
      <mover accent="true">
        <mi mathvariant="italic">ABC</mi>
        <mo stretchy="false">ˆ</mo>
      </mover>
    </mrow>
    <annotation encoding="StarMath 5.0"> AB = color red BC times Cos widehat{ABC}  </annotation>
  </semantics>
</math>
</file>

<file path=Object 39/content.xml><?xml version="1.0" encoding="utf-8"?>
<math xmlns="http://www.w3.org/1998/Math/MathML">
  <semantics>
    <mrow>
      <mi>sin</mi>
      <mrow>
        <mover accent="true">
          <mi mathvariant="italic">ABC</mi>
          <mo stretchy="false">ˆ</mo>
        </mover>
        <mi mathvariant="normal">=</mi>
        <mfrac>
          <mstyle color="green">
            <mrow>
              <mi mathvariant="italic">AC</mi>
            </mrow>
          </mstyle>
          <mstyle color="red">
            <mrow>
              <mi mathvariant="italic">BC</mi>
            </mrow>
          </mstyle>
        </mfrac>
      </mrow>
    </mrow>
    <annotation encoding="StarMath 5.0">sin widehat{ABC}=color green AC over color red BC</annotation>
  </semantics>
</math>
</file>

<file path=Object 4/content.xml><?xml version="1.0" encoding="utf-8"?>
<math xmlns="http://www.w3.org/1998/Math/MathML">
  <semantics>
    <mrow>
      <mi>cos</mi>
      <mrow>
        <mover accent="true">
          <mi mathvariant="italic">ABC</mi>
          <mo stretchy="false">ˆ</mo>
        </mover>
        <mi mathvariant="normal">=</mi>
        <mfrac>
          <mi mathvariant="italic">AB</mi>
          <mstyle color="red">
            <mrow>
              <mi mathvariant="italic">BC</mi>
            </mrow>
          </mstyle>
        </mfrac>
      </mrow>
    </mrow>
    <annotation encoding="StarMath 5.0"> Cos widehat{ABC}= AB over color red BC</annotation>
  </semantics>
</math>
</file>

<file path=Object 40/content.xml><?xml version="1.0" encoding="utf-8"?>
<math xmlns="http://www.w3.org/1998/Math/MathML">
  <semantics>
    <mrow>
      <mrow>
        <msup>
          <mi mathvariant="italic">DC</mi>
          <mn>2</mn>
        </msup>
        <mi mathvariant="normal">=</mi>
        <msup>
          <mi>a</mi>
          <mn>2</mn>
        </msup>
      </mrow>
      <mi>–</mi>
      <mrow>
        <mfrac>
          <msup>
            <mi>a</mi>
            <mn>2</mn>
          </msup>
          <mn>4</mn>
        </mfrac>
        <mi mathvariant="normal">=</mi>
        <mfrac>
          <mrow>
            <mn>3</mn>
            <msup>
              <mi>a</mi>
              <mn>2</mn>
            </msup>
          </mrow>
          <mn>4</mn>
        </mfrac>
      </mrow>
    </mrow>
    <annotation encoding="StarMath 5.0">DC^2=a^2–a^2 over {4}={{3}a^2} over {4}</annotation>
  </semantics>
</math>
</file>

<file path=Object 41/content.xml><?xml version="1.0" encoding="utf-8"?>
<math xmlns="http://www.w3.org/1998/Math/MathML">
  <semantics>
    <mrow>
      <mi mathvariant="italic">DC</mi>
      <mi mathvariant="normal">=</mi>
      <mfrac>
        <mrow>
          <msqrt>
            <mn>3</mn>
          </msqrt>
          <mi>a</mi>
        </mrow>
        <mn>2</mn>
      </mfrac>
    </mrow>
    <annotation encoding="StarMath 5.0">DC={sqrt{3}a} over {2}</annotation>
  </semantics>
</math>
</file>

<file path=Object 42/content.xml><?xml version="1.0" encoding="utf-8"?>
<math xmlns="http://www.w3.org/1998/Math/MathML">
  <semantics>
    <mrow>
      <mi>cos</mi>
      <mrow>
        <mrow>
          <mrow>
            <mrow>
              <mn>30</mn>
              <mi>°</mi>
            </mrow>
            <mo stretchy="false">=</mo>
            <mfrac>
              <mi mathvariant="italic">DC</mi>
              <mi mathvariant="italic">AC</mi>
            </mfrac>
          </mrow>
          <mo stretchy="false">=</mo>
          <mfrac>
            <mfrac>
              <mrow>
                <msqrt>
                  <mn>3</mn>
                </msqrt>
                <mi>a</mi>
              </mrow>
              <mn>2</mn>
            </mfrac>
            <mi>a</mi>
          </mfrac>
        </mrow>
        <mo stretchy="false">=</mo>
        <mfrac>
          <msqrt>
            <mn>3</mn>
          </msqrt>
          <mn>2</mn>
        </mfrac>
      </mrow>
    </mrow>
    <annotation encoding="StarMath 5.0">cos {30°} =DC over AC={{sqrt{3}a} over {2}} over a={sqrt{3}} over {2}</annotation>
  </semantics>
</math>
</file>

<file path=Object 43/content.xml><?xml version="1.0" encoding="utf-8"?>
<math xmlns="http://www.w3.org/1998/Math/MathML">
  <semantics>
    <mrow>
      <mi>tan</mi>
      <mrow>
        <mrow>
          <mrow>
            <mrow>
              <mn>30</mn>
              <mi>°</mi>
            </mrow>
            <mo stretchy="false">=</mo>
            <mfrac>
              <mrow>
                <mi>sin</mi>
                <mrow>
                  <mn>30</mn>
                  <mi>°</mi>
                </mrow>
              </mrow>
              <mrow>
                <mi>cos</mi>
                <mrow>
                  <mn>30</mn>
                  <mi>°</mi>
                </mrow>
              </mrow>
            </mfrac>
          </mrow>
          <mo stretchy="false">=</mo>
          <mfrac>
            <mfrac>
              <mn>1</mn>
              <mn>2</mn>
            </mfrac>
            <mfrac>
              <msqrt>
                <mn>3</mn>
              </msqrt>
              <mn>2</mn>
            </mfrac>
          </mfrac>
        </mrow>
        <mo stretchy="false">=</mo>
        <mfrac>
          <mn>1</mn>
          <msqrt>
            <mn>3</mn>
          </msqrt>
        </mfrac>
      </mrow>
    </mrow>
    <annotation encoding="StarMath 5.0">tan{30°}  ={sin{30°}} over {cos{30°}} ={1 over 2} over{sqrt{3} over {2}} =1 over sqrt{3}</annotation>
  </semantics>
</math>
</file>

<file path=Object 44/content.xml><?xml version="1.0" encoding="utf-8"?>
<math xmlns="http://www.w3.org/1998/Math/MathML">
  <semantics>
    <mrow>
      <mrow>
        <mrow>
          <mover accent="true">
            <mi mathvariant="italic">BAC</mi>
            <mo stretchy="false">ˆ</mo>
          </mover>
          <mi mathvariant="normal">=</mi>
          <mover accent="true">
            <mi mathvariant="italic">BCA</mi>
            <mo stretchy="false">ˆ</mo>
          </mover>
        </mrow>
        <mi mathvariant="normal">=</mi>
        <mrow>
          <mn>45</mn>
          <mi>°</mi>
        </mrow>
      </mrow>
      <mi/>
      <mi mathvariant="italic">donc</mi>
      <mi/>
      <mrow>
        <mi mathvariant="italic">AB</mi>
        <mi mathvariant="normal">=</mi>
        <mi mathvariant="italic">BC</mi>
      </mrow>
    </mrow>
    <annotation encoding="StarMath 5.0"> widehat {BAC}= widehat {BCA}={45°}~  donc~ AB=BC</annotation>
  </semantics>
</math>
</file>

<file path=Object 45/content.xml><?xml version="1.0" encoding="utf-8"?>
<math xmlns="http://www.w3.org/1998/Math/MathML">
  <semantics>
    <mrow>
      <msup>
        <mi mathvariant="italic">AC</mi>
        <mn>2</mn>
      </msup>
      <mi mathvariant="normal">=</mi>
      <mrow>
        <msup>
          <mi mathvariant="italic">AB</mi>
          <mn>2</mn>
        </msup>
        <mo stretchy="false">+</mo>
        <msup>
          <mi mathvariant="italic">BC</mi>
          <mn>2</mn>
        </msup>
      </mrow>
    </mrow>
    <annotation encoding="StarMath 5.0">AC^2=AB^2+BC^2</annotation>
  </semantics>
</math>
</file>

<file path=Object 46/content.xml><?xml version="1.0" encoding="utf-8"?>
<math xmlns="http://www.w3.org/1998/Math/MathML">
  <semantics>
    <mrow>
      <msup>
        <mi>a</mi>
        <mn>2</mn>
      </msup>
      <mi mathvariant="normal">=</mi>
      <mrow>
        <mn>2</mn>
        <mi mathvariant="normal">×</mi>
        <msup>
          <mi mathvariant="italic">AB</mi>
          <mn>2</mn>
        </msup>
      </mrow>
    </mrow>
    <annotation encoding="StarMath 5.0">a^2=2 times AB^2</annotation>
  </semantics>
</math>
</file>

<file path=Object 47/content.xml><?xml version="1.0" encoding="utf-8"?>
<math xmlns="http://www.w3.org/1998/Math/MathML">
  <semantics>
    <mrow>
      <msup>
        <mi mathvariant="italic">AB</mi>
        <mn>2</mn>
      </msup>
      <mi mathvariant="normal">=</mi>
      <mfrac>
        <msup>
          <mi>a</mi>
          <mn>2</mn>
        </msup>
        <mn>2</mn>
      </mfrac>
    </mrow>
    <annotation encoding="StarMath 5.0">AB^2=a^2 over 2</annotation>
  </semantics>
</math>
</file>

<file path=Object 48/content.xml><?xml version="1.0" encoding="utf-8"?>
<math xmlns="http://www.w3.org/1998/Math/MathML">
  <semantics>
    <mrow>
      <mrow>
        <mstyle color="green">
          <mrow>
            <mi mathvariant="italic">AC</mi>
          </mrow>
        </mstyle>
        <mi mathvariant="normal">=</mi>
        <mrow>
          <mstyle color="red">
            <mrow>
              <mi mathvariant="italic">BC</mi>
            </mrow>
          </mstyle>
          <mi mathvariant="normal">×</mi>
          <mi>sin</mi>
        </mrow>
      </mrow>
      <mover accent="true">
        <mi mathvariant="italic">ABC</mi>
        <mo stretchy="false">ˆ</mo>
      </mover>
    </mrow>
    <annotation encoding="StarMath 5.0">color green AC =  color red BC times sin widehat{ABC}</annotation>
  </semantics>
</math>
</file>

<file path=Object 49/content.xml><?xml version="1.0" encoding="utf-8"?>
<math xmlns="http://www.w3.org/1998/Math/MathML">
  <semantics>
    <mrow>
      <msup>
        <mi>cos</mi>
        <mn>2</mn>
      </msup>
      <mrow>
        <mover accent="true">
          <mi mathvariant="italic">ABC</mi>
          <mo stretchy="false">̂</mo>
        </mover>
        <mo stretchy="false">+</mo>
        <msup>
          <mi>sin</mi>
          <mn>2</mn>
        </msup>
      </mrow>
      <mrow>
        <mover accent="true">
          <mi mathvariant="italic">ABC</mi>
          <mo stretchy="false">̂</mo>
        </mover>
        <mo stretchy="false">=</mo>
        <mn>1</mn>
      </mrow>
    </mrow>
    <annotation encoding="StarMath 5.0">cos^2 widehat {ABC}+sin^2 widehat {ABC}={1}</annotation>
  </semantics>
</math>
</file>

<file path=Object 5/content.xml><?xml version="1.0" encoding="utf-8"?>
<math xmlns="http://www.w3.org/1998/Math/MathML">
  <semantics>
    <mrow>
      <mi>sin</mi>
      <mrow>
        <mover accent="true">
          <mi mathvariant="italic">ABC</mi>
          <mo stretchy="false">ˆ</mo>
        </mover>
        <mi mathvariant="normal">=</mi>
        <mfrac>
          <mstyle color="green">
            <mrow>
              <mi mathvariant="italic">AC</mi>
            </mrow>
          </mstyle>
          <mstyle color="red">
            <mrow>
              <mi mathvariant="italic">BC</mi>
            </mrow>
          </mstyle>
        </mfrac>
      </mrow>
    </mrow>
    <annotation encoding="StarMath 5.0">sin widehat{ABC}=color green AC over color red BC</annotation>
  </semantics>
</math>
</file>

<file path=Object 50/content.xml><?xml version="1.0" encoding="utf-8"?>
<math xmlns="http://www.w3.org/1998/Math/MathML">
  <semantics>
    <mrow>
      <mi>cos</mi>
      <mrow>
        <mover accent="true">
          <mi mathvariant="italic">ABC</mi>
          <mo stretchy="false">ˆ</mo>
        </mover>
        <mi mathvariant="normal">=</mi>
        <mfrac>
          <mi mathvariant="italic">AB</mi>
          <mstyle color="red">
            <mrow>
              <mi mathvariant="italic">BC</mi>
            </mrow>
          </mstyle>
        </mfrac>
      </mrow>
    </mrow>
    <annotation encoding="StarMath 5.0"> Cos widehat{ABC}= AB over color red BC</annotation>
  </semantics>
</math>
</file>

<file path=Object 51/content.xml><?xml version="1.0" encoding="utf-8"?>
<math xmlns="http://www.w3.org/1998/Math/MathML">
  <semantics>
    <mrow>
      <mi>sin</mi>
      <mrow>
        <mover accent="true">
          <mi mathvariant="italic">ABC</mi>
          <mo stretchy="false">ˆ</mo>
        </mover>
        <mi mathvariant="normal">=</mi>
        <mfrac>
          <mstyle color="green">
            <mrow>
              <mi mathvariant="italic">AC</mi>
            </mrow>
          </mstyle>
          <mstyle color="red">
            <mrow>
              <mi mathvariant="italic">BC</mi>
            </mrow>
          </mstyle>
        </mfrac>
      </mrow>
    </mrow>
    <annotation encoding="StarMath 5.0">sin widehat{ABC}=color green AC over color red BC</annotation>
  </semantics>
</math>
</file>

<file path=Object 52/content.xml><?xml version="1.0" encoding="utf-8"?>
<math xmlns="http://www.w3.org/1998/Math/MathML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i mathvariant="normal">=</mi>
      <msup>
        <mi mathvariant="italic">BC</mi>
        <mn>2</mn>
      </msup>
    </mrow>
    <annotation encoding="StarMath 5.0">AB^2+AC^2=BC^2</annotation>
  </semantics>
</math>
</file>

<file path=Object 53/content.xml><?xml version="1.0" encoding="utf-8"?>
<math xmlns="http://www.w3.org/1998/Math/MathML">
  <semantics>
    <mrow>
      <mrow>
        <mfrac>
          <mrow>
            <msup>
              <mi mathvariant="italic">AB</mi>
              <mn>2</mn>
            </msup>
            <mo stretchy="false">+</mo>
            <msup>
              <mi mathvariant="italic">AC</mi>
              <mn>2</mn>
            </msup>
          </mrow>
          <msup>
            <mi mathvariant="italic">BC</mi>
            <mn>2</mn>
          </msup>
        </mfrac>
        <mi mathvariant="normal">=</mi>
        <mfrac>
          <msup>
            <mi mathvariant="italic">BC</mi>
            <mn>2</mn>
          </msup>
          <msup>
            <mi mathvariant="italic">BC</mi>
            <mn>2</mn>
          </msup>
        </mfrac>
      </mrow>
      <mi mathvariant="normal">=</mi>
      <mn>1</mn>
    </mrow>
    <annotation encoding="StarMath 5.0">{AB^2+AC^2} over BC^2={BC^2}over BC^2={1}</annotation>
  </semantics>
</math>
</file>

<file path=Object 54/content.xml><?xml version="1.0" encoding="utf-8"?>
<math xmlns="http://www.w3.org/1998/Math/MathML">
  <semantics>
    <mrow>
      <mrow>
        <mfrac>
          <msup>
            <mi mathvariant="italic">AB</mi>
            <mn>2</mn>
          </msup>
          <msup>
            <mi mathvariant="italic">BC</mi>
            <mn>2</mn>
          </msup>
        </mfrac>
        <mo stretchy="false">+</mo>
        <mfrac>
          <msup>
            <mi mathvariant="italic">AC</mi>
            <mn>2</mn>
          </msup>
          <msup>
            <mi mathvariant="italic">BC</mi>
            <mn>2</mn>
          </msup>
        </mfrac>
      </mrow>
      <mi mathvariant="normal">=</mi>
      <mn>1</mn>
    </mrow>
    <annotation encoding="StarMath 5.0">{AB^2} over BC^2+AC^2 over BC^2={1}</annotation>
  </semantics>
</math>
</file>

<file path=Object 55/content.xml><?xml version="1.0" encoding="utf-8"?>
<math xmlns="http://www.w3.org/1998/Math/MathML">
  <semantics>
    <mrow>
      <mrow>
        <mi mathvariant="italic">AB</mi>
        <mi mathvariant="normal">=</mi>
        <mfrac>
          <mi>a</mi>
          <msqrt>
            <mn>2</mn>
          </msqrt>
        </mfrac>
      </mrow>
      <mi mathvariant="normal">=</mi>
      <mi mathvariant="italic">BC</mi>
    </mrow>
    <annotation encoding="StarMath 5.0">AB={a} over {sqrt{2}}=BC</annotation>
  </semantics>
</math>
</file>

<file path=Object 56/content.xml><?xml version="1.0" encoding="utf-8"?>
<math xmlns="http://www.w3.org/1998/Math/MathML">
  <semantics>
    <mrow>
      <mi>cos</mi>
      <mrow>
        <mrow>
          <mrow>
            <mrow>
              <mn>45</mn>
              <mi>°</mi>
            </mrow>
            <mo stretchy="false">=</mo>
            <mfrac>
              <mi mathvariant="italic">AB</mi>
              <mi mathvariant="italic">AC</mi>
            </mfrac>
          </mrow>
          <mo stretchy="false">=</mo>
          <mfrac>
            <mfrac>
              <mi>a</mi>
              <msqrt>
                <mn>2</mn>
              </msqrt>
            </mfrac>
            <mi>a</mi>
          </mfrac>
        </mrow>
        <mo stretchy="false">=</mo>
        <mfrac>
          <mn>1</mn>
          <msqrt>
            <mn>2</mn>
          </msqrt>
        </mfrac>
      </mrow>
    </mrow>
    <annotation encoding="StarMath 5.0">cos {45°} =AB over AC={{a} over {sqrt{2}}} over a={1} over {sqrt{2}}</annotation>
  </semantics>
</math>
</file>

<file path=Object 57/content.xml><?xml version="1.0" encoding="utf-8"?>
<math xmlns="http://www.w3.org/1998/Math/MathML">
  <semantics>
    <mrow>
      <mi>tan</mi>
      <mrow>
        <mrow>
          <mrow>
            <mover accent="true">
              <mi mathvariant="italic">ABC</mi>
              <mo stretchy="false">̂</mo>
            </mover>
            <mo stretchy="false">=</mo>
            <mfrac>
              <mstyle color="green">
                <mrow>
                  <mi mathvariant="italic">AC</mi>
                </mrow>
              </mstyle>
              <mi mathvariant="italic">AB</mi>
            </mfrac>
          </mrow>
          <mo stretchy="false">=</mo>
          <mfrac>
            <mrow>
              <mrow>
                <mstyle color="red">
                  <mrow>
                    <mi mathvariant="italic">BC</mi>
                  </mrow>
                </mstyle>
                <mo stretchy="false">×</mo>
                <mi>sin</mi>
              </mrow>
              <mover accent="true">
                <mi mathvariant="italic">ABC</mi>
                <mo stretchy="false">̂</mo>
              </mover>
            </mrow>
            <mrow>
              <mrow>
                <mstyle color="red">
                  <mrow>
                    <mi mathvariant="italic">BC</mi>
                  </mrow>
                </mstyle>
                <mo stretchy="false">×</mo>
                <mi>cos</mi>
              </mrow>
              <mover accent="true">
                <mi mathvariant="italic">ABC</mi>
                <mo stretchy="false">̂</mo>
              </mover>
            </mrow>
          </mfrac>
        </mrow>
        <mo stretchy="false">=</mo>
        <mfrac>
          <mrow>
            <mi>sin</mi>
            <mover accent="true">
              <mi mathvariant="italic">ABC</mi>
              <mo stretchy="false">̂</mo>
            </mover>
          </mrow>
          <mrow>
            <mi>cos</mi>
            <mover accent="true">
              <mi mathvariant="italic">ABC</mi>
              <mo stretchy="false">̂</mo>
            </mover>
          </mrow>
        </mfrac>
      </mrow>
    </mrow>
    <annotation encoding="StarMath 5.0">tan widehat{ABC}=color green AC over AB={color red BC times sin widehat{ABC}} over {color red BC times Cos widehat{ABC}}=  { sin widehat{ABC}} over { Cos widehat{ABC}}</annotation>
  </semantics>
</math>
</file>

<file path=Object 58/content.xml><?xml version="1.0" encoding="utf-8"?>
<math xmlns="http://www.w3.org/1998/Math/MathML">
  <semantics>
    <mrow>
      <mi>sin</mi>
      <mrow>
        <mrow>
          <mrow>
            <mrow>
              <mn>45</mn>
              <mi>°</mi>
            </mrow>
            <mo stretchy="false">=</mo>
            <mfrac>
              <mi mathvariant="italic">BC</mi>
              <mi mathvariant="italic">AC</mi>
            </mfrac>
          </mrow>
          <mo stretchy="false">=</mo>
          <mfrac>
            <mfrac>
              <mi>a</mi>
              <msqrt>
                <mn>2</mn>
              </msqrt>
            </mfrac>
            <mi>a</mi>
          </mfrac>
        </mrow>
        <mo stretchy="false">=</mo>
        <mfrac>
          <mn>1</mn>
          <msqrt>
            <mn>2</mn>
          </msqrt>
        </mfrac>
      </mrow>
    </mrow>
    <annotation encoding="StarMath 5.0">sin {45°} =BC over AC={{a} over {sqrt{2}}} over a={1} over {sqrt{2}}</annotation>
  </semantics>
</math>
</file>

<file path=Object 59/content.xml><?xml version="1.0" encoding="utf-8"?>
<math xmlns="http://www.w3.org/1998/Math/MathML">
  <semantics>
    <mrow>
      <mi>tan</mi>
      <mrow>
        <mrow>
          <mrow>
            <mrow>
              <mn>45</mn>
              <mi>°</mi>
            </mrow>
            <mi mathvariant="normal">=</mi>
            <mfrac>
              <mrow>
                <mi>sin</mi>
                <mrow>
                  <mn>45</mn>
                  <mi>°</mi>
                </mrow>
              </mrow>
              <mrow>
                <mi>cos</mi>
                <mrow>
                  <mn>45</mn>
                  <mi>°</mi>
                </mrow>
              </mrow>
            </mfrac>
          </mrow>
          <mi mathvariant="normal">=</mi>
          <mfrac>
            <mfrac>
              <mn>1</mn>
              <msqrt>
                <mn>2</mn>
              </msqrt>
            </mfrac>
            <mfrac>
              <mn>1</mn>
              <msqrt>
                <mn>2</mn>
              </msqrt>
            </mfrac>
          </mfrac>
        </mrow>
        <mi mathvariant="normal">=</mi>
        <mn>1</mn>
      </mrow>
    </mrow>
    <annotation encoding="StarMath 5.0">tan{45°}  ={sin{45°}} over {cos{45°}} ={1 over sqrt{2}} over{1 over sqrt{2}} =1 </annotation>
  </semantics>
</math>
</file>

<file path=Object 6/content.xml><?xml version="1.0" encoding="utf-8"?>
<math xmlns="http://www.w3.org/1998/Math/MathML">
  <semantics>
    <mrow>
      <mi>tan</mi>
      <mrow>
        <mover accent="true">
          <mi mathvariant="italic">ABC</mi>
          <mo stretchy="false">ˆ</mo>
        </mover>
        <mi mathvariant="normal">=</mi>
        <mfrac>
          <mstyle color="green">
            <mrow>
              <mi mathvariant="italic">AC</mi>
            </mrow>
          </mstyle>
          <mi mathvariant="italic">AB</mi>
        </mfrac>
      </mrow>
    </mrow>
    <annotation encoding="StarMath 5.0">tan widehat{ABC}=color green AC over AB</annotation>
  </semantics>
</math>
</file>

<file path=Object 60/content.xml><?xml version="1.0" encoding="utf-8"?>
<math xmlns="http://www.w3.org/1998/Math/MathML">
  <semantics>
    <mrow>
      <msup>
        <mi>cos</mi>
        <mn>2</mn>
      </msup>
      <mrow>
        <mo stretchy="false">α</mo>
        <mi mathvariant="normal">=</mi>
        <mrow>
          <mn>1</mn>
          <mi mathvariant="normal">−</mi>
          <msup>
            <mi>sin</mi>
            <mn>2</mn>
          </msup>
        </mrow>
      </mrow>
      <mo stretchy="false">α</mo>
    </mrow>
    <annotation encoding="StarMath 5.0">  cos^2 %alpha = {1}-sin^2 %alpha</annotation>
  </semantics>
</math>
</file>

<file path=Object 61/content.xml><?xml version="1.0" encoding="utf-8"?>
<math xmlns="http://www.w3.org/1998/Math/MathML">
  <semantics>
    <mrow>
      <mi>cos</mi>
      <mrow>
        <mn>15</mn>
        <mi>°</mi>
      </mrow>
    </mrow>
    <annotation encoding="StarMath 5.0">cos {15°}</annotation>
  </semantics>
</math>
</file>

<file path=Object 62/content.xml><?xml version="1.0" encoding="utf-8"?>
<math xmlns="http://www.w3.org/1998/Math/MathML">
  <semantics>
    <mrow>
      <mi>sin</mi>
      <mrow>
        <mn>15</mn>
        <mi>°</mi>
      </mrow>
    </mrow>
    <annotation encoding="StarMath 5.0">sin {15°}</annotation>
  </semantics>
</math>
</file>

<file path=Object 63/content.xml><?xml version="1.0" encoding="utf-8"?>
<math xmlns="http://www.w3.org/1998/Math/MathML">
  <semantics>
    <mrow>
      <mi>tan</mi>
      <mrow>
        <mn>15</mn>
        <mi>°</mi>
      </mrow>
    </mrow>
    <annotation encoding="StarMath 5.0">tan {15°}</annotation>
  </semantics>
</math>
</file>

<file path=Object 64/content.xml><?xml version="1.0" encoding="utf-8"?>
<math xmlns="http://www.w3.org/1998/Math/MathML">
  <semantics>
    <mrow>
      <mi>cos</mi>
      <mrow>
        <mn>7,5</mn>
        <mi>°</mi>
      </mrow>
    </mrow>
    <annotation encoding="StarMath 5.0">cos {7,5°}</annotation>
  </semantics>
</math>
</file>

<file path=Object 65/content.xml><?xml version="1.0" encoding="utf-8"?>
<math xmlns="http://www.w3.org/1998/Math/MathML">
  <semantics>
    <mrow>
      <mi>sin</mi>
      <mrow>
        <mn>7,5</mn>
        <mi>°</mi>
      </mrow>
    </mrow>
    <annotation encoding="StarMath 5.0">sin {7,5°}</annotation>
  </semantics>
</math>
</file>

<file path=Object 66/content.xml><?xml version="1.0" encoding="utf-8"?>
<math xmlns="http://www.w3.org/1998/Math/MathML">
  <semantics>
    <mrow>
      <mi>tan</mi>
      <mrow>
        <mn>7,5</mn>
        <mi>°</mi>
      </mrow>
    </mrow>
    <annotation encoding="StarMath 5.0">tan {7,5°}</annotation>
  </semantics>
</math>
</file>

<file path=Object 7/content.xml><?xml version="1.0" encoding="utf-8"?>
<math xmlns="http://www.w3.org/1998/Math/MathML">
  <semantics>
    <mrow>
      <mi>tan</mi>
      <mrow>
        <mo stretchy="false">α</mo>
        <mi mathvariant="normal">=</mi>
        <mfrac>
          <mrow>
            <mi>sin</mi>
            <mo stretchy="false">α</mo>
          </mrow>
          <mrow>
            <mi>cos</mi>
            <mo stretchy="false">α</mo>
          </mrow>
        </mfrac>
      </mrow>
    </mrow>
    <annotation encoding="StarMath 5.0">tan %alpha = {sin %alpha} over {cos %alpha}</annotation>
  </semantics>
</math>
</file>

<file path=Object 76/content.xml><?xml version="1.0" encoding="utf-8"?>
<math xmlns="http://www.w3.org/1998/Math/MathML">
  <semantics>
    <mrow>
      <mi>cos</mi>
      <mrow>
        <mrow>
          <mo stretchy="false">(</mo>
          <mrow>
            <mn>90</mn>
            <mi>–</mi>
            <mo stretchy="false">α</mo>
          </mrow>
          <mo stretchy="false">)</mo>
        </mrow>
        <mi mathvariant="normal">=</mi>
        <mi>sin</mi>
      </mrow>
      <mo stretchy="false">α</mo>
    </mrow>
    <annotation encoding="StarMath 5.0">cos ({90}–%alpha)=sin%alpha</annotation>
  </semantics>
</math>
</file>

<file path=Object 77/content.xml><?xml version="1.0" encoding="utf-8"?>
<math xmlns="http://www.w3.org/1998/Math/MathML">
  <semantics>
    <mrow>
      <mi>sin</mi>
      <mrow>
        <mrow>
          <mo stretchy="false">(</mo>
          <mrow>
            <mn>90</mn>
            <mi>–</mi>
            <mo stretchy="false">α</mo>
          </mrow>
          <mo stretchy="false">)</mo>
        </mrow>
        <mi mathvariant="normal">=</mi>
        <mi>cos</mi>
      </mrow>
      <mo stretchy="false">α</mo>
    </mrow>
    <annotation encoding="StarMath 5.0">sin ({90}–%alpha)=cos%alpha</annotation>
  </semantics>
</math>
</file>

<file path=Object 78/content.xml><?xml version="1.0" encoding="utf-8"?>
<math xmlns="http://www.w3.org/1998/Math/MathML">
  <semantics>
    <mrow>
      <mi>cos</mi>
      <mrow>
        <mrow>
          <mo stretchy="false">(</mo>
          <mrow>
            <mo stretchy="false">α</mo>
            <mo stretchy="false">+</mo>
            <mo stretchy="false">β</mo>
          </mrow>
          <mo stretchy="false">)</mo>
        </mrow>
        <mi mathvariant="normal">=</mi>
        <mi>cos</mi>
      </mrow>
      <mrow>
        <mo stretchy="false">α</mo>
        <mi mathvariant="normal">×</mi>
        <mi>cos</mi>
      </mrow>
      <mo stretchy="false">β</mo>
      <mi>–</mi>
      <mi>sin</mi>
      <mrow>
        <mo stretchy="false">α</mo>
        <mi mathvariant="normal">×</mi>
        <mi>sin</mi>
      </mrow>
      <mo stretchy="false">β</mo>
    </mrow>
    <annotation encoding="StarMath 5.0">cos(%alpha+%beta)=cos%alpha times cos%beta–sin%alpha times sin%beta</annotation>
  </semantics>
</math>
</file>

<file path=Object 79/content.xml><?xml version="1.0" encoding="utf-8"?>
<math xmlns="http://www.w3.org/1998/Math/MathML">
  <semantics>
    <mrow>
      <mi>sin</mi>
      <mrow>
        <mrow>
          <mo stretchy="false">(</mo>
          <mrow>
            <mo stretchy="false">α</mo>
            <mo stretchy="false">+</mo>
            <mo stretchy="false">β</mo>
          </mrow>
          <mo stretchy="false">)</mo>
        </mrow>
        <mi mathvariant="normal">=</mi>
        <mi>cos</mi>
      </mrow>
      <mrow>
        <mo stretchy="false">α</mo>
        <mi mathvariant="normal">×</mi>
        <mi>sin</mi>
      </mrow>
      <mrow>
        <mo stretchy="false">β</mo>
        <mo stretchy="false">+</mo>
        <mi>sin</mi>
      </mrow>
      <mrow>
        <mo stretchy="false">α</mo>
        <mi mathvariant="normal">×</mi>
        <mi>cos</mi>
      </mrow>
      <mo stretchy="false">β</mo>
    </mrow>
    <annotation encoding="StarMath 5.0">sin(%alpha+%beta)=cos%alpha times sin%beta+sin%alpha times cos%beta</annotation>
  </semantics>
</math>
</file>

<file path=Object 8/content.xml><?xml version="1.0" encoding="utf-8"?>
<math xmlns="http://www.w3.org/1998/Math/MathML">
  <semantics>
    <mrow>
      <msup>
        <mi>sin</mi>
        <mn>2</mn>
      </msup>
      <mrow>
        <mo stretchy="false">α</mo>
        <mo stretchy="false">+</mo>
        <msup>
          <mi>cos</mi>
          <mn>2</mn>
        </msup>
      </mrow>
      <mrow>
        <mo stretchy="false">α</mo>
        <mi mathvariant="normal">=</mi>
        <mn>1</mn>
      </mrow>
    </mrow>
    <annotation encoding="StarMath 5.0">sin^2 %alpha + cos^2 %alpha = {1}</annotation>
  </semantics>
</math>
</file>

<file path=Object 80/content.xml><?xml version="1.0" encoding="utf-8"?>
<math xmlns="http://www.w3.org/1998/Math/MathML">
  <semantics>
    <mrow>
      <mo stretchy="false">(</mo>
      <mrow>
        <mo stretchy="false">α</mo>
        <mi mathvariant="normal">=</mi>
        <mo stretchy="false">β</mo>
      </mrow>
      <mo stretchy="false">)</mo>
    </mrow>
    <annotation encoding="StarMath 5.0">(%alpha=%beta)</annotation>
  </semantics>
</math>
</file>

<file path=Object 81/content.xml><?xml version="1.0" encoding="utf-8"?>
<math xmlns="http://www.w3.org/1998/Math/MathML">
  <semantics>
    <mrow>
      <mi>cos</mi>
      <mrow>
        <mrow>
          <mo stretchy="false">(</mo>
          <mrow>
            <mn>2</mn>
            <mo stretchy="false">α</mo>
          </mrow>
          <mo stretchy="false">)</mo>
        </mrow>
        <mi mathvariant="normal">=</mi>
        <msup>
          <mi>cos</mi>
          <mn>2</mn>
        </msup>
      </mrow>
      <mo stretchy="false">α</mo>
      <mi>–</mi>
      <msup>
        <mi>sin</mi>
        <mn>2</mn>
      </msup>
      <mo stretchy="false">α</mo>
    </mrow>
    <annotation encoding="StarMath 5.0">cos({2}%alpha)=cos^2%alpha–sin^2%alpha</annotation>
  </semantics>
</math>
</file>

<file path=Object 82/content.xml><?xml version="1.0" encoding="utf-8"?>
<math xmlns="http://www.w3.org/1998/Math/MathML">
  <semantics>
    <mrow>
      <mi>sin</mi>
      <mrow>
        <mrow>
          <mo stretchy="false">(</mo>
          <mrow>
            <mn>2</mn>
            <mo stretchy="false">α</mo>
          </mrow>
          <mo stretchy="false">)</mo>
        </mrow>
        <mi mathvariant="normal">=</mi>
        <mrow>
          <mn>2</mn>
          <mi mathvariant="normal">×</mi>
          <mi>cos</mi>
        </mrow>
      </mrow>
      <mrow>
        <mo stretchy="false">α</mo>
        <mi mathvariant="normal">×</mi>
        <mi>sin</mi>
      </mrow>
      <mo stretchy="false">α</mo>
    </mrow>
    <annotation encoding="StarMath 5.0">sin({2}%alpha)={2} times cos%alpha times sin%alpha</annotation>
  </semantics>
</math>
</file>

<file path=Object 83/content.xml><?xml version="1.0" encoding="utf-8"?>
<math xmlns="http://www.w3.org/1998/Math/MathML">
  <semantics>
    <mrow>
      <mi>tan</mi>
      <mrow>
        <mrow>
          <mrow>
            <mo stretchy="false">(</mo>
            <mrow>
              <mn>2</mn>
              <mo stretchy="false">α</mo>
            </mrow>
            <mo stretchy="false">)</mo>
          </mrow>
          <mi mathvariant="normal">=</mi>
          <mfrac>
            <mfrac>
              <mrow>
                <mrow>
                  <mn>2</mn>
                  <mi mathvariant="normal">×</mi>
                  <mi>cos</mi>
                </mrow>
                <mrow>
                  <mo stretchy="false">α</mo>
                  <mi mathvariant="normal">×</mi>
                  <mi>sin</mi>
                </mrow>
                <mo stretchy="false">α</mo>
              </mrow>
              <mrow>
                <msup>
                  <mi>cos</mi>
                  <mn>2</mn>
                </msup>
                <mo stretchy="false">α</mo>
              </mrow>
            </mfrac>
            <mfrac>
              <mrow>
                <msup>
                  <mi>cos</mi>
                  <mn>2</mn>
                </msup>
                <mo stretchy="false">α</mo>
                <mi>–</mi>
                <msup>
                  <mi>sin</mi>
                  <mn>2</mn>
                </msup>
                <mo stretchy="false">α</mo>
              </mrow>
              <mrow>
                <msup>
                  <mi>cos</mi>
                  <mn>2</mn>
                </msup>
                <mo stretchy="false">α</mo>
              </mrow>
            </mfrac>
          </mfrac>
        </mrow>
        <mi mathvariant="normal">=</mi>
        <mfrac>
          <mrow>
            <mn>2tan</mn>
            <mo stretchy="false">α</mo>
          </mrow>
          <mrow>
            <mrow>
              <mn>1</mn>
              <mi mathvariant="normal">−</mi>
              <msup>
                <mi>tan</mi>
                <mn>2</mn>
              </msup>
            </mrow>
            <mo stretchy="false">α</mo>
          </mrow>
        </mfrac>
      </mrow>
    </mrow>
    <annotation encoding="StarMath 5.0">tan({2}%alpha)={{{2} times cos%alpha times sin%alpha}over{cos^2%alpha}}over {{cos^2%alpha–sin^2%alpha}over {cos^2%alpha}}=  {2tan%alpha}over{1-tan^2%alpha}</annotation>
  </semantics>
</math>
</file>

<file path=Object 84/content.xml><?xml version="1.0" encoding="utf-8"?>
<math xmlns="http://www.w3.org/1998/Math/MathML">
  <semantics>
    <mrow>
      <mi>cos</mi>
      <mrow>
        <mrow>
          <mo stretchy="false">(</mo>
          <mrow>
            <mn>2</mn>
            <mo stretchy="false">α</mo>
          </mrow>
          <mo stretchy="false">)</mo>
        </mrow>
        <mi mathvariant="normal">=</mi>
        <msup>
          <mi>cos</mi>
          <mn>2</mn>
        </msup>
      </mrow>
      <mo stretchy="false">α</mo>
      <mi>–</mi>
      <msup>
        <mi>sin</mi>
        <mn>2</mn>
      </msup>
      <mrow>
        <mo stretchy="false">α</mo>
        <mi mathvariant="normal">=</mi>
        <msup>
          <mi>cos</mi>
          <mn>2</mn>
        </msup>
      </mrow>
      <mrow>
        <mo stretchy="false">α</mo>
        <mo stretchy="false">+</mo>
        <msup>
          <mi>sin</mi>
          <mn>2</mn>
        </msup>
      </mrow>
      <mo stretchy="false">α</mo>
      <mi>–</mi>
      <msup>
        <mn>2sin</mn>
        <mn>2</mn>
      </msup>
      <mrow>
        <mo stretchy="false">α</mo>
        <mi mathvariant="normal">=</mi>
        <mn>1</mn>
      </mrow>
      <mi>–</mi>
      <msup>
        <mn>2sin</mn>
        <mn>2</mn>
      </msup>
      <mo stretchy="false">α</mo>
    </mrow>
    <annotation encoding="StarMath 5.0">cos({2}%alpha)=cos^2%alpha–sin^2%alpha=cos^2%alpha+sin^2%alpha–2sin^2%alpha=1–2sin^2%alpha</annotation>
  </semantics>
</math>
</file>

<file path=Object 9/content.xml><?xml version="1.0" encoding="utf-8"?>
<math xmlns="http://www.w3.org/1998/Math/MathML">
  <semantics>
    <mrow>
      <mi>cos</mi>
      <mrow>
        <mrow>
          <mn>45</mn>
          <mi>°</mi>
        </mrow>
        <mi mathvariant="normal">=</mi>
        <mi>sin</mi>
      </mrow>
      <mrow>
        <mrow>
          <mn>45</mn>
          <mi>°</mi>
        </mrow>
        <mi mathvariant="normal">=</mi>
        <mfrac>
          <mn>1</mn>
          <msqrt>
            <mn>2</mn>
          </msqrt>
        </mfrac>
      </mrow>
    </mrow>
    <annotation encoding="StarMath 5.0">cos {45°}  =sin{45°}  ={1} over sqrt{2}</annotation>
  </semantics>
</math>
</file>